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4.191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4.24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IFORM_vs_GRADIENT_TRANSPORTER_results" table:style-name="ta1">
        <table:shapes>
          <draw:frame draw:z-index="0" draw:style-name="gr1" draw:text-style-name="P1" svg:width="30.48cm" svg:height="17.145cm" svg:x="32.302cm" svg:y="24.676cm">
            <draw:object draw:notify-on-update-of-ranges="UNIFORM_vs_GRADIENT_TRANSPORTER_results.G2:UNIFORM_vs_GRADIENT_TRANSPORTER_results.G41 UNIFORM_vs_GRADIENT_TRANSPORTER_results.H2:UNIFORM_vs_GRADIENT_TRANSPORTER_results.H41 UNIFORM_vs_GRADIENT_TRANSPORTER_results.I2:UNIFORM_vs_GRADIENT_TRANSPORTER_results.I41 UNIFORM_vs_GRADIENT_TRANSPORTER_results.J2:UNIFORM_vs_GRADIENT_TRANSPORTER_results.J41 UNIFORM_vs_GRADIENT_TRANSPORTER_results.K2:UNIFORM_vs_GRADIENT_TRANSPORTER_results.K41 UNIFORM_vs_GRADIENT_TRANSPORTER_results.L2:UNIFORM_vs_GRADIENT_TRANSPORTER_results.L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.48cm" svg:height="17.145cm" svg:x="0.946cm" svg:y="24.659cm">
            <draw:object draw:notify-on-update-of-ranges="UNIFORM_vs_GRADIENT_TRANSPORTER_results.G2:UNIFORM_vs_GRADIENT_TRANSPORTER_results.G41 UNIFORM_vs_GRADIENT_TRANSPORTER_results.H2:UNIFORM_vs_GRADIENT_TRANSPORTER_results.H41 UNIFORM_vs_GRADIENT_TRANSPORTER_results.I2:UNIFORM_vs_GRADIENT_TRANSPORTER_results.I41 UNIFORM_vs_GRADIENT_TRANSPORTER_results.J2:UNIFORM_vs_GRADIENT_TRANSPORTER_results.J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.48cm" svg:height="17.145cm" svg:x="63.854cm" svg:y="24.802cm">
            <draw:object draw:notify-on-update-of-ranges="UNIFORM_vs_GRADIENT_TRANSPORTER_results.G2:UNIFORM_vs_GRADIENT_TRANSPORTER_results.G41 UNIFORM_vs_GRADIENT_TRANSPORTER_results.H2:UNIFORM_vs_GRADIENT_TRANSPORTER_results.H41 UNIFORM_vs_GRADIENT_TRANSPORTER_results.E2:UNIFORM_vs_GRADIENT_TRANSPORTER_results.E41 UNIFORM_vs_GRADIENT_TRANSPORTER_results.F2:UNIFORM_vs_GRADIENT_TRANSPORTER_results.F41 UNIFORM_vs_GRADIENT_TRANSPORTER_results.I2:UNIFORM_vs_GRADIENT_TRANSPORTER_results.I41 UNIFORM_vs_GRADIENT_TRANSPORTER_results.J2:UNIFORM_vs_GRADIENT_TRANSPORTER_results.J41 UNIFORM_vs_GRADIENT_TRANSPORTER_results.K2:UNIFORM_vs_GRADIENT_TRANSPORTER_results.K41 UNIFORM_vs_GRADIENT_TRANSPORTER_results.L2:UNIFORM_vs_GRADIENT_TRANSPORTER_results.L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int(self)</text:p>
          </table:table-cell>
          <table:table-cell table:style-name="ce4" office:value-type="string" calcext:value-type="string">
            <text:p>self.seed</text:p>
          </table:table-cell>
          <table:table-cell table:style-name="ce3" office:value-type="string" calcext:value-type="string">
            <text:p>disturbance_cycles</text:p>
          </table:table-cell>
          <table:table-cell table:style-name="ce3" office:value-type="string" calcext:value-type="string">
            <text:p>self.cycle</text:p>
          </table:table-cell>
          <table:table-cell table:style-name="ce3" office:value-type="string" calcext:value-type="string">
            <text:p>RANDOM.total_delivered</text:p>
          </table:table-cell>
          <table:table-cell table:style-name="ce3" office:value-type="string" calcext:value-type="string">
            <text:p>RANDOM.MTTD</text:p>
          </table:table-cell>
          <table:table-cell table:style-name="ce3" office:value-type="string" calcext:value-type="string">
            <text:p>MODEL.total_delivered</text:p>
          </table:table-cell>
          <table:table-cell table:style-name="ce3" office:value-type="string" calcext:value-type="string">
            <text:p>MODEL.MTTD</text:p>
          </table:table-cell>
          <table:table-cell table:style-name="ce3" office:value-type="string" calcext:value-type="string">
            <text:p>SRA.total_delivered</text:p>
          </table:table-cell>
          <table:table-cell table:style-name="ce3" office:value-type="string" calcext:value-type="string">
            <text:p>SRA.MTTD</text:p>
          </table:table-cell>
          <table:table-cell table:style-name="ce3" office:value-type="string" calcext:value-type="string">
            <text:p>GLOBAL.total_delivered</text:p>
          </table:table-cell>
          <table:table-cell table:style-name="ce3" office:value-type="string" calcext:value-type="string">
            <text:p>GLOBAL.MTT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707098634849E+018" calcext:value-type="float">
            <text:p>6,0707098634849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73" calcext:value-type="float">
            <text:p>373</text:p>
          </table:table-cell>
          <table:table-cell office:value-type="float" office:value="528.41018766756" calcext:value-type="float">
            <text:p>528,41018766756</text:p>
          </table:table-cell>
          <table:table-cell office:value-type="float" office:value="11949" calcext:value-type="float">
            <text:p>11949</text:p>
          </table:table-cell>
          <table:table-cell office:value-type="float" office:value="10.6110971629425" calcext:value-type="float">
            <text:p>10,6110971629425</text:p>
          </table:table-cell>
          <table:table-cell office:value-type="float" office:value="11599" calcext:value-type="float">
            <text:p>11599</text:p>
          </table:table-cell>
          <table:table-cell office:value-type="float" office:value="11.6367790326752" calcext:value-type="float">
            <text:p>11,6367790326752</text:p>
          </table:table-cell>
          <table:table-cell office:value-type="float" office:value="13197" calcext:value-type="float">
            <text:p>13197</text:p>
          </table:table-cell>
          <table:table-cell office:value-type="float" office:value="8.83859968174585" calcext:value-type="float">
            <text:p>8,83859968174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2419531256461E+018" calcext:value-type="float">
            <text:p>8,02419531256461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58" calcext:value-type="float">
            <text:p>358</text:p>
          </table:table-cell>
          <table:table-cell office:value-type="float" office:value="543.31843575419" calcext:value-type="float">
            <text:p>543,31843575419</text:p>
          </table:table-cell>
          <table:table-cell office:value-type="float" office:value="11803" calcext:value-type="float">
            <text:p>11803</text:p>
          </table:table-cell>
          <table:table-cell office:value-type="float" office:value="10.6845717190545" calcext:value-type="float">
            <text:p>10,6845717190545</text:p>
          </table:table-cell>
          <table:table-cell office:value-type="float" office:value="12214" calcext:value-type="float">
            <text:p>12214</text:p>
          </table:table-cell>
          <table:table-cell office:value-type="float" office:value="10.9600458490257" calcext:value-type="float">
            <text:p>10,9600458490257</text:p>
          </table:table-cell>
          <table:table-cell office:value-type="float" office:value="13069" calcext:value-type="float">
            <text:p>13069</text:p>
          </table:table-cell>
          <table:table-cell office:value-type="float" office:value="8.76119060371872" calcext:value-type="float">
            <text:p>8,76119060371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9141305667378E+018" calcext:value-type="float">
            <text:p>1,2914130566737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6" calcext:value-type="float">
            <text:p>346</text:p>
          </table:table-cell>
          <table:table-cell office:value-type="float" office:value="559.407514450867" calcext:value-type="float">
            <text:p>559,407514450867</text:p>
          </table:table-cell>
          <table:table-cell office:value-type="float" office:value="11089" calcext:value-type="float">
            <text:p>11089</text:p>
          </table:table-cell>
          <table:table-cell office:value-type="float" office:value="11.8977364956263" calcext:value-type="float">
            <text:p>11,8977364956263</text:p>
          </table:table-cell>
          <table:table-cell office:value-type="float" office:value="12063" calcext:value-type="float">
            <text:p>12063</text:p>
          </table:table-cell>
          <table:table-cell office:value-type="float" office:value="11.0259471110006" calcext:value-type="float">
            <text:p>11,0259471110006</text:p>
          </table:table-cell>
          <table:table-cell office:value-type="float" office:value="13327" calcext:value-type="float">
            <text:p>13327</text:p>
          </table:table-cell>
          <table:table-cell office:value-type="float" office:value="8.79837923013431" calcext:value-type="float">
            <text:p>8,79837923013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6824595350312E+018" calcext:value-type="float">
            <text:p>1,4682459535031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6" calcext:value-type="float">
            <text:p>326</text:p>
          </table:table-cell>
          <table:table-cell office:value-type="float" office:value="602.883435582822" calcext:value-type="float">
            <text:p>602,883435582822</text:p>
          </table:table-cell>
          <table:table-cell office:value-type="float" office:value="10881" calcext:value-type="float">
            <text:p>10881</text:p>
          </table:table-cell>
          <table:table-cell office:value-type="float" office:value="12.0962227736421" calcext:value-type="float">
            <text:p>12,0962227736421</text:p>
          </table:table-cell>
          <table:table-cell office:value-type="float" office:value="12114" calcext:value-type="float">
            <text:p>12114</text:p>
          </table:table-cell>
          <table:table-cell office:value-type="float" office:value="11.2218920257553" calcext:value-type="float">
            <text:p>11,2218920257553</text:p>
          </table:table-cell>
          <table:table-cell office:value-type="float" office:value="12822" calcext:value-type="float">
            <text:p>12822</text:p>
          </table:table-cell>
          <table:table-cell office:value-type="float" office:value="8.94142879425987" calcext:value-type="float">
            <text:p>8,941428794259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95643339075125E+018" calcext:value-type="float">
            <text:p>4,95643339075125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52" calcext:value-type="float">
            <text:p>352</text:p>
          </table:table-cell>
          <table:table-cell office:value-type="float" office:value="539.588068181818" calcext:value-type="float">
            <text:p>539,588068181818</text:p>
          </table:table-cell>
          <table:table-cell office:value-type="float" office:value="11441" calcext:value-type="float">
            <text:p>11441</text:p>
          </table:table-cell>
          <table:table-cell office:value-type="float" office:value="11.4553797744952" calcext:value-type="float">
            <text:p>11,4553797744952</text:p>
          </table:table-cell>
          <table:table-cell office:value-type="float" office:value="11958" calcext:value-type="float">
            <text:p>11958</text:p>
          </table:table-cell>
          <table:table-cell office:value-type="float" office:value="11.2420973406924" calcext:value-type="float">
            <text:p>11,2420973406924</text:p>
          </table:table-cell>
          <table:table-cell office:value-type="float" office:value="13170" calcext:value-type="float">
            <text:p>13170</text:p>
          </table:table-cell>
          <table:table-cell office:value-type="float" office:value="8.80918754745634" calcext:value-type="float">
            <text:p>8,809187547456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1617383846608E+018" calcext:value-type="float">
            <text:p>5,3161738384660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4" calcext:value-type="float">
            <text:p>344</text:p>
          </table:table-cell>
          <table:table-cell office:value-type="float" office:value="568.244186046512" calcext:value-type="float">
            <text:p>568,244186046512</text:p>
          </table:table-cell>
          <table:table-cell office:value-type="float" office:value="11186" calcext:value-type="float">
            <text:p>11186</text:p>
          </table:table-cell>
          <table:table-cell office:value-type="float" office:value="11.2230466654747" calcext:value-type="float">
            <text:p>11,2230466654747</text:p>
          </table:table-cell>
          <table:table-cell office:value-type="float" office:value="12340" calcext:value-type="float">
            <text:p>12340</text:p>
          </table:table-cell>
          <table:table-cell office:value-type="float" office:value="11.0327390599676" calcext:value-type="float">
            <text:p>11,0327390599676</text:p>
          </table:table-cell>
          <table:table-cell office:value-type="float" office:value="13080" calcext:value-type="float">
            <text:p>13080</text:p>
          </table:table-cell>
          <table:table-cell office:value-type="float" office:value="8.8888379204893" calcext:value-type="float">
            <text:p>8,88883792048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47329593776749E+017" calcext:value-type="float">
            <text:p>9,47329593776749E+017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6" calcext:value-type="float">
            <text:p>346</text:p>
          </table:table-cell>
          <table:table-cell office:value-type="float" office:value="562.42774566474" calcext:value-type="float">
            <text:p>562,42774566474</text:p>
          </table:table-cell>
          <table:table-cell office:value-type="float" office:value="11704" calcext:value-type="float">
            <text:p>11704</text:p>
          </table:table-cell>
          <table:table-cell office:value-type="float" office:value="10.9852187286398" calcext:value-type="float">
            <text:p>10,9852187286398</text:p>
          </table:table-cell>
          <table:table-cell office:value-type="float" office:value="12091" calcext:value-type="float">
            <text:p>12091</text:p>
          </table:table-cell>
          <table:table-cell office:value-type="float" office:value="11.1197584980564" calcext:value-type="float">
            <text:p>11,1197584980564</text:p>
          </table:table-cell>
          <table:table-cell office:value-type="float" office:value="13049" calcext:value-type="float">
            <text:p>13049</text:p>
          </table:table-cell>
          <table:table-cell office:value-type="float" office:value="8.96076327687945" calcext:value-type="float">
            <text:p>8,960763276879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34008666114988E+018" calcext:value-type="float">
            <text:p>7,3400866611498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35" calcext:value-type="float">
            <text:p>335</text:p>
          </table:table-cell>
          <table:table-cell office:value-type="float" office:value="589.50447761194" calcext:value-type="float">
            <text:p>589,50447761194</text:p>
          </table:table-cell>
          <table:table-cell office:value-type="float" office:value="11603" calcext:value-type="float">
            <text:p>11603</text:p>
          </table:table-cell>
          <table:table-cell office:value-type="float" office:value="11.1696113074205" calcext:value-type="float">
            <text:p>11,1696113074205</text:p>
          </table:table-cell>
          <table:table-cell office:value-type="float" office:value="11901" calcext:value-type="float">
            <text:p>11901</text:p>
          </table:table-cell>
          <table:table-cell office:value-type="float" office:value="11.203092177128" calcext:value-type="float">
            <text:p>11,203092177128</text:p>
          </table:table-cell>
          <table:table-cell office:value-type="float" office:value="13078" calcext:value-type="float">
            <text:p>13078</text:p>
          </table:table-cell>
          <table:table-cell office:value-type="float" office:value="8.90029056430647" calcext:value-type="float">
            <text:p>8,900290564306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20824376177E+018" calcext:value-type="float">
            <text:p>2,1072082437617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298" calcext:value-type="float">
            <text:p>298</text:p>
          </table:table-cell>
          <table:table-cell office:value-type="float" office:value="660.953020134228" calcext:value-type="float">
            <text:p>660,953020134228</text:p>
          </table:table-cell>
          <table:table-cell office:value-type="float" office:value="11578" calcext:value-type="float">
            <text:p>11578</text:p>
          </table:table-cell>
          <table:table-cell office:value-type="float" office:value="11.1289514596649" calcext:value-type="float">
            <text:p>11,1289514596649</text:p>
          </table:table-cell>
          <table:table-cell office:value-type="float" office:value="11700" calcext:value-type="float">
            <text:p>11700</text:p>
          </table:table-cell>
          <table:table-cell office:value-type="float" office:value="11.387264957265" calcext:value-type="float">
            <text:p>11,387264957265</text:p>
          </table:table-cell>
          <table:table-cell office:value-type="float" office:value="13167" calcext:value-type="float">
            <text:p>13167</text:p>
          </table:table-cell>
          <table:table-cell office:value-type="float" office:value="8.91190096453254" calcext:value-type="float">
            <text:p>8,911900964532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19203016420528E+018" calcext:value-type="float">
            <text:p>7,1920301642052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38" calcext:value-type="float">
            <text:p>338</text:p>
          </table:table-cell>
          <table:table-cell office:value-type="float" office:value="580.603550295858" calcext:value-type="float">
            <text:p>580,603550295858</text:p>
          </table:table-cell>
          <table:table-cell office:value-type="float" office:value="11559" calcext:value-type="float">
            <text:p>11559</text:p>
          </table:table-cell>
          <table:table-cell office:value-type="float" office:value="11.1091789947227" calcext:value-type="float">
            <text:p>11,1091789947227</text:p>
          </table:table-cell>
          <table:table-cell office:value-type="float" office:value="12082" calcext:value-type="float">
            <text:p>12082</text:p>
          </table:table-cell>
          <table:table-cell office:value-type="float" office:value="11.0916239033273" calcext:value-type="float">
            <text:p>11,0916239033273</text:p>
          </table:table-cell>
          <table:table-cell office:value-type="float" office:value="13272" calcext:value-type="float">
            <text:p>13272</text:p>
          </table:table-cell>
          <table:table-cell office:value-type="float" office:value="8.77019288728149" calcext:value-type="float">
            <text:p>8,770192887281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1683621662975E+018" calcext:value-type="float">
            <text:p>2,91683621662975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297" calcext:value-type="float">
            <text:p>297</text:p>
          </table:table-cell>
          <table:table-cell office:value-type="float" office:value="659.89898989899" calcext:value-type="float">
            <text:p>659,89898989899</text:p>
          </table:table-cell>
          <table:table-cell office:value-type="float" office:value="11502" calcext:value-type="float">
            <text:p>11502</text:p>
          </table:table-cell>
          <table:table-cell office:value-type="float" office:value="11.0755520778995" calcext:value-type="float">
            <text:p>11,0755520778995</text:p>
          </table:table-cell>
          <table:table-cell office:value-type="float" office:value="11952" calcext:value-type="float">
            <text:p>11952</text:p>
          </table:table-cell>
          <table:table-cell office:value-type="float" office:value="11.1245816599732" calcext:value-type="float">
            <text:p>11,1245816599732</text:p>
          </table:table-cell>
          <table:table-cell office:value-type="float" office:value="13222" calcext:value-type="float">
            <text:p>13222</text:p>
          </table:table-cell>
          <table:table-cell office:value-type="float" office:value="8.76055059748903" calcext:value-type="float">
            <text:p>8,760550597489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05742899970212E+018" calcext:value-type="float">
            <text:p>3,0574289997021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57" calcext:value-type="float">
            <text:p>357</text:p>
          </table:table-cell>
          <table:table-cell office:value-type="float" office:value="549.652661064426" calcext:value-type="float">
            <text:p>549,652661064426</text:p>
          </table:table-cell>
          <table:table-cell office:value-type="float" office:value="11609" calcext:value-type="float">
            <text:p>11609</text:p>
          </table:table-cell>
          <table:table-cell office:value-type="float" office:value="11.0992333534327" calcext:value-type="float">
            <text:p>11,0992333534327</text:p>
          </table:table-cell>
          <table:table-cell office:value-type="float" office:value="11916" calcext:value-type="float">
            <text:p>11916</text:p>
          </table:table-cell>
          <table:table-cell office:value-type="float" office:value="11.1329305135952" calcext:value-type="float">
            <text:p>11,1329305135952</text:p>
          </table:table-cell>
          <table:table-cell office:value-type="float" office:value="12785" calcext:value-type="float">
            <text:p>12785</text:p>
          </table:table-cell>
          <table:table-cell office:value-type="float" office:value="9.08947985921001" calcext:value-type="float">
            <text:p>9,08947985921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6332880064387E+018" calcext:value-type="float">
            <text:p>1,4633288006438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30" calcext:value-type="float">
            <text:p>330</text:p>
          </table:table-cell>
          <table:table-cell office:value-type="float" office:value="594.927272727273" calcext:value-type="float">
            <text:p>594,927272727273</text:p>
          </table:table-cell>
          <table:table-cell office:value-type="float" office:value="11871" calcext:value-type="float">
            <text:p>11871</text:p>
          </table:table-cell>
          <table:table-cell office:value-type="float" office:value="10.6117429028725" calcext:value-type="float">
            <text:p>10,6117429028725</text:p>
          </table:table-cell>
          <table:table-cell office:value-type="float" office:value="12072" calcext:value-type="float">
            <text:p>12072</text:p>
          </table:table-cell>
          <table:table-cell office:value-type="float" office:value="11.0139993373095" calcext:value-type="float">
            <text:p>11,0139993373095</text:p>
          </table:table-cell>
          <table:table-cell office:value-type="float" office:value="13075" calcext:value-type="float">
            <text:p>13075</text:p>
          </table:table-cell>
          <table:table-cell office:value-type="float" office:value="8.82302103250478" calcext:value-type="float">
            <text:p>8,823021032504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24539729385042E+018" calcext:value-type="float">
            <text:p>8,2453972938504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36" calcext:value-type="float">
            <text:p>336</text:p>
          </table:table-cell>
          <table:table-cell office:value-type="float" office:value="575.145833333333" calcext:value-type="float">
            <text:p>575,145833333333</text:p>
          </table:table-cell>
          <table:table-cell office:value-type="float" office:value="11166" calcext:value-type="float">
            <text:p>11166</text:p>
          </table:table-cell>
          <table:table-cell office:value-type="float" office:value="11.7144008597528" calcext:value-type="float">
            <text:p>11,7144008597528</text:p>
          </table:table-cell>
          <table:table-cell office:value-type="float" office:value="11747" calcext:value-type="float">
            <text:p>11747</text:p>
          </table:table-cell>
          <table:table-cell office:value-type="float" office:value="11.2277177151613" calcext:value-type="float">
            <text:p>11,2277177151613</text:p>
          </table:table-cell>
          <table:table-cell office:value-type="float" office:value="13082" calcext:value-type="float">
            <text:p>13082</text:p>
          </table:table-cell>
          <table:table-cell office:value-type="float" office:value="8.84627732762575" calcext:value-type="float">
            <text:p>8,846277327625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49616606358862E+018" calcext:value-type="float">
            <text:p>2,4961660635886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70" calcext:value-type="float">
            <text:p>370</text:p>
          </table:table-cell>
          <table:table-cell office:value-type="float" office:value="524.435135135135" calcext:value-type="float">
            <text:p>524,435135135135</text:p>
          </table:table-cell>
          <table:table-cell office:value-type="float" office:value="11466" calcext:value-type="float">
            <text:p>11466</text:p>
          </table:table-cell>
          <table:table-cell office:value-type="float" office:value="11.4441828013257" calcext:value-type="float">
            <text:p>11,4441828013257</text:p>
          </table:table-cell>
          <table:table-cell office:value-type="float" office:value="11797" calcext:value-type="float">
            <text:p>11797</text:p>
          </table:table-cell>
          <table:table-cell office:value-type="float" office:value="11.275324234975" calcext:value-type="float">
            <text:p>11,275324234975</text:p>
          </table:table-cell>
          <table:table-cell office:value-type="float" office:value="12822" calcext:value-type="float">
            <text:p>12822</text:p>
          </table:table-cell>
          <table:table-cell office:value-type="float" office:value="9.04702854468882" calcext:value-type="float">
            <text:p>9,04702854468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12792598612368E+018" calcext:value-type="float">
            <text:p>7,1279259861236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34" calcext:value-type="float">
            <text:p>334</text:p>
          </table:table-cell>
          <table:table-cell office:value-type="float" office:value="588.904191616766" calcext:value-type="float">
            <text:p>588,904191616766</text:p>
          </table:table-cell>
          <table:table-cell office:value-type="float" office:value="11771" calcext:value-type="float">
            <text:p>11771</text:p>
          </table:table-cell>
          <table:table-cell office:value-type="float" office:value="11.0381445926429" calcext:value-type="float">
            <text:p>11,0381445926429</text:p>
          </table:table-cell>
          <table:table-cell office:value-type="float" office:value="11713" calcext:value-type="float">
            <text:p>11713</text:p>
          </table:table-cell>
          <table:table-cell office:value-type="float" office:value="11.6115427302997" calcext:value-type="float">
            <text:p>11,6115427302997</text:p>
          </table:table-cell>
          <table:table-cell office:value-type="float" office:value="12793" calcext:value-type="float">
            <text:p>12793</text:p>
          </table:table-cell>
          <table:table-cell office:value-type="float" office:value="9.05057453294771" calcext:value-type="float">
            <text:p>9,050574532947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53178096369448E+018" calcext:value-type="float">
            <text:p>7,5317809636944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2" calcext:value-type="float">
            <text:p>342</text:p>
          </table:table-cell>
          <table:table-cell office:value-type="float" office:value="573.269005847953" calcext:value-type="float">
            <text:p>573,269005847953</text:p>
          </table:table-cell>
          <table:table-cell office:value-type="float" office:value="11484" calcext:value-type="float">
            <text:p>11484</text:p>
          </table:table-cell>
          <table:table-cell office:value-type="float" office:value="11.2975444096134" calcext:value-type="float">
            <text:p>11,2975444096134</text:p>
          </table:table-cell>
          <table:table-cell office:value-type="float" office:value="11983" calcext:value-type="float">
            <text:p>11983</text:p>
          </table:table-cell>
          <table:table-cell office:value-type="float" office:value="11.2398397730118" calcext:value-type="float">
            <text:p>11,2398397730118</text:p>
          </table:table-cell>
          <table:table-cell office:value-type="float" office:value="12912" calcext:value-type="float">
            <text:p>12912</text:p>
          </table:table-cell>
          <table:table-cell office:value-type="float" office:value="8.97552664188352" calcext:value-type="float">
            <text:p>8,975526641883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55040440445518E+018" calcext:value-type="float">
            <text:p>8,5504044044551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298" calcext:value-type="float">
            <text:p>298</text:p>
          </table:table-cell>
          <table:table-cell office:value-type="float" office:value="653.61744966443" calcext:value-type="float">
            <text:p>653,61744966443</text:p>
          </table:table-cell>
          <table:table-cell office:value-type="float" office:value="11736" calcext:value-type="float">
            <text:p>11736</text:p>
          </table:table-cell>
          <table:table-cell office:value-type="float" office:value="11.1529481935924" calcext:value-type="float">
            <text:p>11,1529481935924</text:p>
          </table:table-cell>
          <table:table-cell office:value-type="float" office:value="11774" calcext:value-type="float">
            <text:p>11774</text:p>
          </table:table-cell>
          <table:table-cell office:value-type="float" office:value="11.3246984881943" calcext:value-type="float">
            <text:p>11,3246984881943</text:p>
          </table:table-cell>
          <table:table-cell office:value-type="float" office:value="13098" calcext:value-type="float">
            <text:p>13098</text:p>
          </table:table-cell>
          <table:table-cell office:value-type="float" office:value="8.78179874790044" calcext:value-type="float">
            <text:p>8,781798747900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1133056846924E+018" calcext:value-type="float">
            <text:p>3,1133056846924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58" calcext:value-type="float">
            <text:p>358</text:p>
          </table:table-cell>
          <table:table-cell office:value-type="float" office:value="559.991620111732" calcext:value-type="float">
            <text:p>559,991620111732</text:p>
          </table:table-cell>
          <table:table-cell office:value-type="float" office:value="11673" calcext:value-type="float">
            <text:p>11673</text:p>
          </table:table-cell>
          <table:table-cell office:value-type="float" office:value="11.1236186070419" calcext:value-type="float">
            <text:p>11,1236186070419</text:p>
          </table:table-cell>
          <table:table-cell office:value-type="float" office:value="11659" calcext:value-type="float">
            <text:p>11659</text:p>
          </table:table-cell>
          <table:table-cell office:value-type="float" office:value="11.3635817823141" calcext:value-type="float">
            <text:p>11,3635817823141</text:p>
          </table:table-cell>
          <table:table-cell office:value-type="float" office:value="13226" calcext:value-type="float">
            <text:p>13226</text:p>
          </table:table-cell>
          <table:table-cell office:value-type="float" office:value="8.68440949644639" calcext:value-type="float">
            <text:p>8,684409496446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58313909222121E+018" calcext:value-type="float">
            <text:p>3,58313909222121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35" calcext:value-type="float">
            <text:p>335</text:p>
          </table:table-cell>
          <table:table-cell office:value-type="float" office:value="567.370149253731" calcext:value-type="float">
            <text:p>567,370149253731</text:p>
          </table:table-cell>
          <table:table-cell office:value-type="float" office:value="10951" calcext:value-type="float">
            <text:p>10951</text:p>
          </table:table-cell>
          <table:table-cell office:value-type="float" office:value="12.2739475846955" calcext:value-type="float">
            <text:p>12,2739475846955</text:p>
          </table:table-cell>
          <table:table-cell office:value-type="float" office:value="12051" calcext:value-type="float">
            <text:p>12051</text:p>
          </table:table-cell>
          <table:table-cell office:value-type="float" office:value="10.8442452908472" calcext:value-type="float">
            <text:p>10,8442452908472</text:p>
          </table:table-cell>
          <table:table-cell office:value-type="float" office:value="13036" calcext:value-type="float">
            <text:p>13036</text:p>
          </table:table-cell>
          <table:table-cell office:value-type="float" office:value="8.79410862227677" calcext:value-type="float">
            <text:p>8,794108622276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88830767052938E+018" calcext:value-type="float">
            <text:p>6,8883076705293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9" calcext:value-type="float">
            <text:p>329</text:p>
          </table:table-cell>
          <table:table-cell office:value-type="float" office:value="595.334346504559" calcext:value-type="float">
            <text:p>595,334346504559</text:p>
          </table:table-cell>
          <table:table-cell office:value-type="float" office:value="11285" calcext:value-type="float">
            <text:p>11285</text:p>
          </table:table-cell>
          <table:table-cell office:value-type="float" office:value="11.2657509968985" calcext:value-type="float">
            <text:p>11,2657509968985</text:p>
          </table:table-cell>
          <table:table-cell office:value-type="float" office:value="12067" calcext:value-type="float">
            <text:p>12067</text:p>
          </table:table-cell>
          <table:table-cell office:value-type="float" office:value="11.0217121074003" calcext:value-type="float">
            <text:p>11,0217121074003</text:p>
          </table:table-cell>
          <table:table-cell office:value-type="float" office:value="13294" calcext:value-type="float">
            <text:p>13294</text:p>
          </table:table-cell>
          <table:table-cell office:value-type="float" office:value="8.70520535579961" calcext:value-type="float">
            <text:p>8,705205355799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66506486615753E+018" calcext:value-type="float">
            <text:p>4,66506486615753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8" calcext:value-type="float">
            <text:p>328</text:p>
          </table:table-cell>
          <table:table-cell office:value-type="float" office:value="595.344512195122" calcext:value-type="float">
            <text:p>595,344512195122</text:p>
          </table:table-cell>
          <table:table-cell office:value-type="float" office:value="10801" calcext:value-type="float">
            <text:p>10801</text:p>
          </table:table-cell>
          <table:table-cell office:value-type="float" office:value="12.3464494028331" calcext:value-type="float">
            <text:p>12,3464494028331</text:p>
          </table:table-cell>
          <table:table-cell office:value-type="float" office:value="12087" calcext:value-type="float">
            <text:p>12087</text:p>
          </table:table-cell>
          <table:table-cell office:value-type="float" office:value="11.0553487217672" calcext:value-type="float">
            <text:p>11,0553487217672</text:p>
          </table:table-cell>
          <table:table-cell office:value-type="float" office:value="12761" calcext:value-type="float">
            <text:p>12761</text:p>
          </table:table-cell>
          <table:table-cell office:value-type="float" office:value="8.79719457722749" calcext:value-type="float">
            <text:p>8,797194577227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89214341452493E+018" calcext:value-type="float">
            <text:p>4,89214341452493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56" calcext:value-type="float">
            <text:p>356</text:p>
          </table:table-cell>
          <table:table-cell office:value-type="float" office:value="556.97191011236" calcext:value-type="float">
            <text:p>556,97191011236</text:p>
          </table:table-cell>
          <table:table-cell office:value-type="float" office:value="11520" calcext:value-type="float">
            <text:p>11520</text:p>
          </table:table-cell>
          <table:table-cell office:value-type="float" office:value="11.3072048611111" calcext:value-type="float">
            <text:p>11,3072048611111</text:p>
          </table:table-cell>
          <table:table-cell office:value-type="float" office:value="12199" calcext:value-type="float">
            <text:p>12199</text:p>
          </table:table-cell>
          <table:table-cell office:value-type="float" office:value="10.9422903516682" calcext:value-type="float">
            <text:p>10,9422903516682</text:p>
          </table:table-cell>
          <table:table-cell office:value-type="float" office:value="12892" calcext:value-type="float">
            <text:p>12892</text:p>
          </table:table-cell>
          <table:table-cell office:value-type="float" office:value="9.20439031957803" calcext:value-type="float">
            <text:p>9,204390319578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4797630354295E+018" calcext:value-type="float">
            <text:p>5,4797630354295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15" calcext:value-type="float">
            <text:p>315</text:p>
          </table:table-cell>
          <table:table-cell office:value-type="float" office:value="621.536507936508" calcext:value-type="float">
            <text:p>621,536507936508</text:p>
          </table:table-cell>
          <table:table-cell office:value-type="float" office:value="11931" calcext:value-type="float">
            <text:p>11931</text:p>
          </table:table-cell>
          <table:table-cell office:value-type="float" office:value="10.4218422596597" calcext:value-type="float">
            <text:p>10,4218422596597</text:p>
          </table:table-cell>
          <table:table-cell office:value-type="float" office:value="12098" calcext:value-type="float">
            <text:p>12098</text:p>
          </table:table-cell>
          <table:table-cell office:value-type="float" office:value="11.1370474458588" calcext:value-type="float">
            <text:p>11,1370474458588</text:p>
          </table:table-cell>
          <table:table-cell office:value-type="float" office:value="12968" calcext:value-type="float">
            <text:p>12968</text:p>
          </table:table-cell>
          <table:table-cell office:value-type="float" office:value="8.85980876002468" calcext:value-type="float">
            <text:p>8,859808760024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02660848849338E+018" calcext:value-type="float">
            <text:p>4,0266084884933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8" calcext:value-type="float">
            <text:p>348</text:p>
          </table:table-cell>
          <table:table-cell office:value-type="float" office:value="562.652298850575" calcext:value-type="float">
            <text:p>562,652298850575</text:p>
          </table:table-cell>
          <table:table-cell office:value-type="float" office:value="11735" calcext:value-type="float">
            <text:p>11735</text:p>
          </table:table-cell>
          <table:table-cell office:value-type="float" office:value="10.7506604175543" calcext:value-type="float">
            <text:p>10,7506604175543</text:p>
          </table:table-cell>
          <table:table-cell office:value-type="float" office:value="11950" calcext:value-type="float">
            <text:p>11950</text:p>
          </table:table-cell>
          <table:table-cell office:value-type="float" office:value="11.2539748953975" calcext:value-type="float">
            <text:p>11,2539748953975</text:p>
          </table:table-cell>
          <table:table-cell office:value-type="float" office:value="13109" calcext:value-type="float">
            <text:p>13109</text:p>
          </table:table-cell>
          <table:table-cell office:value-type="float" office:value="8.92425051491342" calcext:value-type="float">
            <text:p>8,924250514913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97377708206568E+017" calcext:value-type="float">
            <text:p>5,97377708206568E+017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18" calcext:value-type="float">
            <text:p>318</text:p>
          </table:table-cell>
          <table:table-cell office:value-type="float" office:value="618.352201257862" calcext:value-type="float">
            <text:p>618,352201257862</text:p>
          </table:table-cell>
          <table:table-cell office:value-type="float" office:value="11764" calcext:value-type="float">
            <text:p>11764</text:p>
          </table:table-cell>
          <table:table-cell office:value-type="float" office:value="10.8265895953757" calcext:value-type="float">
            <text:p>10,8265895953757</text:p>
          </table:table-cell>
          <table:table-cell office:value-type="float" office:value="11912" calcext:value-type="float">
            <text:p>11912</text:p>
          </table:table-cell>
          <table:table-cell office:value-type="float" office:value="11.1547179314976" calcext:value-type="float">
            <text:p>11,1547179314976</text:p>
          </table:table-cell>
          <table:table-cell office:value-type="float" office:value="13276" calcext:value-type="float">
            <text:p>13276</text:p>
          </table:table-cell>
          <table:table-cell office:value-type="float" office:value="8.68190720096415" calcext:value-type="float">
            <text:p>8,681907200964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85523222003903E+018" calcext:value-type="float">
            <text:p>1,85523222003903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71" calcext:value-type="float">
            <text:p>371</text:p>
          </table:table-cell>
          <table:table-cell office:value-type="float" office:value="538.673854447439" calcext:value-type="float">
            <text:p>538,673854447439</text:p>
          </table:table-cell>
          <table:table-cell office:value-type="float" office:value="11853" calcext:value-type="float">
            <text:p>11853</text:p>
          </table:table-cell>
          <table:table-cell office:value-type="float" office:value="10.8638319412807" calcext:value-type="float">
            <text:p>10,8638319412807</text:p>
          </table:table-cell>
          <table:table-cell office:value-type="float" office:value="12063" calcext:value-type="float">
            <text:p>12063</text:p>
          </table:table-cell>
          <table:table-cell office:value-type="float" office:value="11.2074110917682" calcext:value-type="float">
            <text:p>11,2074110917682</text:p>
          </table:table-cell>
          <table:table-cell office:value-type="float" office:value="12908" calcext:value-type="float">
            <text:p>12908</text:p>
          </table:table-cell>
          <table:table-cell office:value-type="float" office:value="8.94925627517818" calcext:value-type="float">
            <text:p>8,949256275178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76284148291837E+018" calcext:value-type="float">
            <text:p>2,7628414829183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2" calcext:value-type="float">
            <text:p>342</text:p>
          </table:table-cell>
          <table:table-cell office:value-type="float" office:value="573.865497076023" calcext:value-type="float">
            <text:p>573,865497076023</text:p>
          </table:table-cell>
          <table:table-cell office:value-type="float" office:value="11510" calcext:value-type="float">
            <text:p>11510</text:p>
          </table:table-cell>
          <table:table-cell office:value-type="float" office:value="11.4495221546481" calcext:value-type="float">
            <text:p>11,4495221546481</text:p>
          </table:table-cell>
          <table:table-cell office:value-type="float" office:value="11776" calcext:value-type="float">
            <text:p>11776</text:p>
          </table:table-cell>
          <table:table-cell office:value-type="float" office:value="11.1187160326087" calcext:value-type="float">
            <text:p>11,1187160326087</text:p>
          </table:table-cell>
          <table:table-cell office:value-type="float" office:value="13120" calcext:value-type="float">
            <text:p>13120</text:p>
          </table:table-cell>
          <table:table-cell office:value-type="float" office:value="8.74001524390244" calcext:value-type="float">
            <text:p>8,740015243902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05742748531103E+017" calcext:value-type="float">
            <text:p>3,05742748531103E+017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57" calcext:value-type="float">
            <text:p>357</text:p>
          </table:table-cell>
          <table:table-cell office:value-type="float" office:value="555.21568627451" calcext:value-type="float">
            <text:p>555,21568627451</text:p>
          </table:table-cell>
          <table:table-cell office:value-type="float" office:value="11394" calcext:value-type="float">
            <text:p>11394</text:p>
          </table:table-cell>
          <table:table-cell office:value-type="float" office:value="11.4687554853432" calcext:value-type="float">
            <text:p>11,4687554853432</text:p>
          </table:table-cell>
          <table:table-cell office:value-type="float" office:value="12180" calcext:value-type="float">
            <text:p>12180</text:p>
          </table:table-cell>
          <table:table-cell office:value-type="float" office:value="11.1194581280788" calcext:value-type="float">
            <text:p>11,1194581280788</text:p>
          </table:table-cell>
          <table:table-cell office:value-type="float" office:value="13287" calcext:value-type="float">
            <text:p>13287</text:p>
          </table:table-cell>
          <table:table-cell office:value-type="float" office:value="8.96583126364115" calcext:value-type="float">
            <text:p>8,965831263641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52970650520717E+018" calcext:value-type="float">
            <text:p>5,5297065052071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55" calcext:value-type="float">
            <text:p>355</text:p>
          </table:table-cell>
          <table:table-cell office:value-type="float" office:value="561.574647887324" calcext:value-type="float">
            <text:p>561,574647887324</text:p>
          </table:table-cell>
          <table:table-cell office:value-type="float" office:value="11623" calcext:value-type="float">
            <text:p>11623</text:p>
          </table:table-cell>
          <table:table-cell office:value-type="float" office:value="11.1054805127764" calcext:value-type="float">
            <text:p>11,1054805127764</text:p>
          </table:table-cell>
          <table:table-cell office:value-type="float" office:value="11917" calcext:value-type="float">
            <text:p>11917</text:p>
          </table:table-cell>
          <table:table-cell office:value-type="float" office:value="11.1173114038768" calcext:value-type="float">
            <text:p>11,1173114038768</text:p>
          </table:table-cell>
          <table:table-cell office:value-type="float" office:value="12931" calcext:value-type="float">
            <text:p>12931</text:p>
          </table:table-cell>
          <table:table-cell office:value-type="float" office:value="8.94331451550537" calcext:value-type="float">
            <text:p>8,943314515505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27943903343566E+018" calcext:value-type="float">
            <text:p>6,27943903343566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4" calcext:value-type="float">
            <text:p>344</text:p>
          </table:table-cell>
          <table:table-cell office:value-type="float" office:value="582.834302325581" calcext:value-type="float">
            <text:p>582,834302325581</text:p>
          </table:table-cell>
          <table:table-cell office:value-type="float" office:value="11091" calcext:value-type="float">
            <text:p>11091</text:p>
          </table:table-cell>
          <table:table-cell office:value-type="float" office:value="11.8746731584167" calcext:value-type="float">
            <text:p>11,8746731584167</text:p>
          </table:table-cell>
          <table:table-cell office:value-type="float" office:value="11699" calcext:value-type="float">
            <text:p>11699</text:p>
          </table:table-cell>
          <table:table-cell office:value-type="float" office:value="11.5249166595436" calcext:value-type="float">
            <text:p>11,5249166595436</text:p>
          </table:table-cell>
          <table:table-cell office:value-type="float" office:value="12828" calcext:value-type="float">
            <text:p>12828</text:p>
          </table:table-cell>
          <table:table-cell office:value-type="float" office:value="9.18631119426255" calcext:value-type="float">
            <text:p>9,186311194262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29340789228219E+018" calcext:value-type="float">
            <text:p>5,29340789228219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92" calcext:value-type="float">
            <text:p>392</text:p>
          </table:table-cell>
          <table:table-cell office:value-type="float" office:value="515.658163265306" calcext:value-type="float">
            <text:p>515,658163265306</text:p>
          </table:table-cell>
          <table:table-cell office:value-type="float" office:value="10974" calcext:value-type="float">
            <text:p>10974</text:p>
          </table:table-cell>
          <table:table-cell office:value-type="float" office:value="12.3131036996537" calcext:value-type="float">
            <text:p>12,3131036996537</text:p>
          </table:table-cell>
          <table:table-cell office:value-type="float" office:value="12121" calcext:value-type="float">
            <text:p>12121</text:p>
          </table:table-cell>
          <table:table-cell office:value-type="float" office:value="11.0109726920221" calcext:value-type="float">
            <text:p>11,0109726920221</text:p>
          </table:table-cell>
          <table:table-cell office:value-type="float" office:value="12785" calcext:value-type="float">
            <text:p>12785</text:p>
          </table:table-cell>
          <table:table-cell office:value-type="float" office:value="9.03816973015252" calcext:value-type="float">
            <text:p>9,038169730152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38340094897256E+018" calcext:value-type="float">
            <text:p>8,38340094897256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3" calcext:value-type="float">
            <text:p>343</text:p>
          </table:table-cell>
          <table:table-cell office:value-type="float" office:value="584.30612244898" calcext:value-type="float">
            <text:p>584,30612244898</text:p>
          </table:table-cell>
          <table:table-cell office:value-type="float" office:value="11677" calcext:value-type="float">
            <text:p>11677</text:p>
          </table:table-cell>
          <table:table-cell office:value-type="float" office:value="10.7979789329451" calcext:value-type="float">
            <text:p>10,7979789329451</text:p>
          </table:table-cell>
          <table:table-cell office:value-type="float" office:value="11980" calcext:value-type="float">
            <text:p>11980</text:p>
          </table:table-cell>
          <table:table-cell office:value-type="float" office:value="11.340734557596" calcext:value-type="float">
            <text:p>11,340734557596</text:p>
          </table:table-cell>
          <table:table-cell office:value-type="float" office:value="13231" calcext:value-type="float">
            <text:p>13231</text:p>
          </table:table-cell>
          <table:table-cell office:value-type="float" office:value="8.87604867356965" calcext:value-type="float">
            <text:p>8,876048673569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97253967288169E+018" calcext:value-type="float">
            <text:p>4,97253967288169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63" calcext:value-type="float">
            <text:p>363</text:p>
          </table:table-cell>
          <table:table-cell office:value-type="float" office:value="546.052341597796" calcext:value-type="float">
            <text:p>546,052341597796</text:p>
          </table:table-cell>
          <table:table-cell office:value-type="float" office:value="11216" calcext:value-type="float">
            <text:p>11216</text:p>
          </table:table-cell>
          <table:table-cell office:value-type="float" office:value="11.7150499286733" calcext:value-type="float">
            <text:p>11,7150499286733</text:p>
          </table:table-cell>
          <table:table-cell office:value-type="float" office:value="12157" calcext:value-type="float">
            <text:p>12157</text:p>
          </table:table-cell>
          <table:table-cell office:value-type="float" office:value="11.0449946532862" calcext:value-type="float">
            <text:p>11,0449946532862</text:p>
          </table:table-cell>
          <table:table-cell office:value-type="float" office:value="13011" calcext:value-type="float">
            <text:p>13011</text:p>
          </table:table-cell>
          <table:table-cell office:value-type="float" office:value="8.79893935900392" calcext:value-type="float">
            <text:p>8,798939359003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06079073563269E+016" calcext:value-type="float">
            <text:p>7,06079073563269E+016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3" calcext:value-type="float">
            <text:p>343</text:p>
          </table:table-cell>
          <table:table-cell office:value-type="float" office:value="565.618075801749" calcext:value-type="float">
            <text:p>565,618075801749</text:p>
          </table:table-cell>
          <table:table-cell office:value-type="float" office:value="11779" calcext:value-type="float">
            <text:p>11779</text:p>
          </table:table-cell>
          <table:table-cell office:value-type="float" office:value="10.9273282961202" calcext:value-type="float">
            <text:p>10,9273282961202</text:p>
          </table:table-cell>
          <table:table-cell office:value-type="float" office:value="11852" calcext:value-type="float">
            <text:p>11852</text:p>
          </table:table-cell>
          <table:table-cell office:value-type="float" office:value="11.2626560917989" calcext:value-type="float">
            <text:p>11,2626560917989</text:p>
          </table:table-cell>
          <table:table-cell office:value-type="float" office:value="13210" calcext:value-type="float">
            <text:p>13210</text:p>
          </table:table-cell>
          <table:table-cell office:value-type="float" office:value="8.78728236184709" calcext:value-type="float">
            <text:p>8,787282361847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14890841382533E+016" calcext:value-type="float">
            <text:p>2,14890841382533E+016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30" calcext:value-type="float">
            <text:p>330</text:p>
          </table:table-cell>
          <table:table-cell office:value-type="float" office:value="600.945454545455" calcext:value-type="float">
            <text:p>600,945454545455</text:p>
          </table:table-cell>
          <table:table-cell office:value-type="float" office:value="11006" calcext:value-type="float">
            <text:p>11006</text:p>
          </table:table-cell>
          <table:table-cell office:value-type="float" office:value="11.8414501181174" calcext:value-type="float">
            <text:p>11,8414501181174</text:p>
          </table:table-cell>
          <table:table-cell office:value-type="float" office:value="11788" calcext:value-type="float">
            <text:p>11788</text:p>
          </table:table-cell>
          <table:table-cell office:value-type="float" office:value="11.387088564642" calcext:value-type="float">
            <text:p>11,387088564642</text:p>
          </table:table-cell>
          <table:table-cell office:value-type="float" office:value="13277" calcext:value-type="float">
            <text:p>13277</text:p>
          </table:table-cell>
          <table:table-cell office:value-type="float" office:value="8.84936356104542" calcext:value-type="float">
            <text:p>8,849363561045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07177332694304E+018" calcext:value-type="float">
            <text:p>8,07177332694304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49" calcext:value-type="float">
            <text:p>349</text:p>
          </table:table-cell>
          <table:table-cell office:value-type="float" office:value="563.022922636103" calcext:value-type="float">
            <text:p>563,022922636103</text:p>
          </table:table-cell>
          <table:table-cell office:value-type="float" office:value="11381" calcext:value-type="float">
            <text:p>11381</text:p>
          </table:table-cell>
          <table:table-cell office:value-type="float" office:value="11.649767155786" calcext:value-type="float">
            <text:p>11,649767155786</text:p>
          </table:table-cell>
          <table:table-cell office:value-type="float" office:value="11862" calcext:value-type="float">
            <text:p>11862</text:p>
          </table:table-cell>
          <table:table-cell office:value-type="float" office:value="11.0440903726184" calcext:value-type="float">
            <text:p>11,0440903726184</text:p>
          </table:table-cell>
          <table:table-cell office:value-type="float" office:value="13060" calcext:value-type="float">
            <text:p>13060</text:p>
          </table:table-cell>
          <table:table-cell office:value-type="float" office:value="8.83882082695253" calcext:value-type="float">
            <text:p>8,838820826952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48371673569012E+018" calcext:value-type="float">
            <text:p>6,4837167356901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65" calcext:value-type="float">
            <text:p>365</text:p>
          </table:table-cell>
          <table:table-cell office:value-type="float" office:value="528.279452054795" calcext:value-type="float">
            <text:p>528,279452054795</text:p>
          </table:table-cell>
          <table:table-cell office:value-type="float" office:value="11088" calcext:value-type="float">
            <text:p>11088</text:p>
          </table:table-cell>
          <table:table-cell office:value-type="float" office:value="11.8701298701299" calcext:value-type="float">
            <text:p>11,8701298701299</text:p>
          </table:table-cell>
          <table:table-cell office:value-type="float" office:value="11992" calcext:value-type="float">
            <text:p>11992</text:p>
          </table:table-cell>
          <table:table-cell office:value-type="float" office:value="11.0436124082722" calcext:value-type="float">
            <text:p>11,0436124082722</text:p>
          </table:table-cell>
          <table:table-cell office:value-type="float" office:value="13436" calcext:value-type="float">
            <text:p>13436</text:p>
          </table:table-cell>
          <table:table-cell office:value-type="float" office:value="8.66418576957428" calcext:value-type="float">
            <text:p>8,664185769574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48147967036258E+018" calcext:value-type="float">
            <text:p>5,4814796703625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13" calcext:value-type="float">
            <text:p>313</text:p>
          </table:table-cell>
          <table:table-cell office:value-type="float" office:value="627.476038338658" calcext:value-type="float">
            <text:p>627,476038338658</text:p>
          </table:table-cell>
          <table:table-cell office:value-type="float" office:value="11769" calcext:value-type="float">
            <text:p>11769</text:p>
          </table:table-cell>
          <table:table-cell office:value-type="float" office:value="10.683745432917" calcext:value-type="float">
            <text:p>10,683745432917</text:p>
          </table:table-cell>
          <table:table-cell office:value-type="float" office:value="12378" calcext:value-type="float">
            <text:p>12378</text:p>
          </table:table-cell>
          <table:table-cell office:value-type="float" office:value="10.7547261269995" calcext:value-type="float">
            <text:p>10,7547261269995</text:p>
          </table:table-cell>
          <table:table-cell office:value-type="float" office:value="12874" calcext:value-type="float">
            <text:p>12874</text:p>
          </table:table-cell>
          <table:table-cell office:value-type="float" office:value="9.00823364921547" calcext:value-type="float">
            <text:p>9,008233649215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04463977835287E+018" calcext:value-type="float">
            <text:p>9,0446397783528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372" calcext:value-type="float">
            <text:p>372</text:p>
          </table:table-cell>
          <table:table-cell office:value-type="float" office:value="532.454301075269" calcext:value-type="float">
            <text:p>532,454301075269</text:p>
          </table:table-cell>
          <table:table-cell office:value-type="float" office:value="11762" calcext:value-type="float">
            <text:p>11762</text:p>
          </table:table-cell>
          <table:table-cell office:value-type="float" office:value="10.7090630845094" calcext:value-type="float">
            <text:p>10,7090630845094</text:p>
          </table:table-cell>
          <table:table-cell office:value-type="float" office:value="12242" calcext:value-type="float">
            <text:p>12242</text:p>
          </table:table-cell>
          <table:table-cell office:value-type="float" office:value="11.0356150955726" calcext:value-type="float">
            <text:p>11,0356150955726</text:p>
          </table:table-cell>
          <table:table-cell office:value-type="float" office:value="13229" calcext:value-type="float">
            <text:p>13229</text:p>
          </table:table-cell>
          <table:table-cell office:value-type="float" office:value="8.85063118905435" calcext:value-type="float">
            <text:p>8,85063118905435</text:p>
          </table:table-cell>
        </table:table-row>
        <table:table-row table:style-name="ro1">
          <table:table-cell/>
          <table:table-cell table:style-name="ce6"/>
          <table:table-cell table:number-columns-repeated="10"/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^ both simulations used different seed! Cf. Original data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RANDOM.total_delivered</text:p>
          </table:table-cell>
          <table:table-cell table:style-name="ce3" office:value-type="string" calcext:value-type="string">
            <text:p>RANDOM.MTTD</text:p>
          </table:table-cell>
          <table:table-cell table:style-name="ce3" office:value-type="string" calcext:value-type="string">
            <text:p>MODEL.total_delivered</text:p>
          </table:table-cell>
          <table:table-cell table:style-name="ce3" office:value-type="string" calcext:value-type="string">
            <text:p>MODEL.MTTD</text:p>
          </table:table-cell>
          <table:table-cell table:style-name="ce3" office:value-type="string" calcext:value-type="string">
            <text:p>SRA.total_delivered</text:p>
          </table:table-cell>
          <table:table-cell table:style-name="ce3" office:value-type="string" calcext:value-type="string">
            <text:p>SRA.MTTD</text:p>
          </table:table-cell>
          <table:table-cell table:style-name="ce3" office:value-type="string" calcext:value-type="string">
            <text:p>GLOBAL.total_delivered</text:p>
          </table:table-cell>
          <table:table-cell table:style-name="ce3" office:value-type="string" calcext:value-type="string">
            <text:p>GLOBAL.MTTD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G</text:p>
          </table:table-cell>
          <table:table-cell table:formula="of:=AVERAGE([.E2:.E41])" office:value-type="float" office:value="342.65" calcext:value-type="float">
            <text:p>342,65</text:p>
          </table:table-cell>
          <table:table-cell table:formula="of:=AVERAGE([.F2:.F41])" office:value-type="float" office:value="575.218039166907" calcext:value-type="float">
            <text:p>575,218039166907</text:p>
          </table:table-cell>
          <table:table-cell table:formula="of:=AVERAGE([.G2:.G41])" office:value-type="float" office:value="11479.525" calcext:value-type="float">
            <text:p>11479,525</text:p>
          </table:table-cell>
          <table:table-cell table:formula="of:=AVERAGE([.H2:.H41])" office:value-type="float" office:value="11.2845176942326" calcext:value-type="float">
            <text:p>11,2845176942326</text:p>
          </table:table-cell>
          <table:table-cell table:formula="of:=AVERAGE([.I2:.I41])" office:value-type="float" office:value="11976.15" calcext:value-type="float">
            <text:p>11976,15</text:p>
          </table:table-cell>
          <table:table-cell table:formula="of:=AVERAGE([.J2:.J41])" office:value-type="float" office:value="11.1664274203212" calcext:value-type="float">
            <text:p>11,1664274203212</text:p>
          </table:table-cell>
          <table:table-cell table:formula="of:=AVERAGE([.K2:.K41])" office:value-type="float" office:value="13069.225" calcext:value-type="float">
            <text:p>13069,225</text:p>
          </table:table-cell>
          <table:table-cell table:formula="of:=AVERAGE([.L2:.L41])" office:value-type="float" office:value="8.87756768037975" calcext:value-type="float">
            <text:p>8,87756768037975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EDIAN</text:p>
          </table:table-cell>
          <table:table-cell table:formula="of:=MEDIAN([.E2:.E41])" office:value-type="float" office:value="343.5" calcext:value-type="float">
            <text:p>343,5</text:p>
          </table:table-cell>
          <table:table-cell table:formula="of:=MEDIAN([.F2:.F41])" office:value-type="float" office:value="567.807167650122" calcext:value-type="float">
            <text:p>567,807167650122</text:p>
          </table:table-cell>
          <table:table-cell table:formula="of:=MEDIAN([.G2:.G41])" office:value-type="float" office:value="11539.5" calcext:value-type="float">
            <text:p>11539,5</text:p>
          </table:table-cell>
          <table:table-cell table:formula="of:=MEDIAN([.H2:.H41])" office:value-type="float" office:value="11.1612797505064" calcext:value-type="float">
            <text:p>11,1612797505064</text:p>
          </table:table-cell>
          <table:table-cell table:formula="of:=MEDIAN([.I2:.I41])" office:value-type="float" office:value="11981.5" calcext:value-type="float">
            <text:p>11981,5</text:p>
          </table:table-cell>
          <table:table-cell table:formula="of:=MEDIAN([.J2:.J41])" office:value-type="float" office:value="11.1287560867842" calcext:value-type="float">
            <text:p>11,1287560867842</text:p>
          </table:table-cell>
          <table:table-cell table:formula="of:=MEDIAN([.K2:.K41])" office:value-type="float" office:value="13079" calcext:value-type="float">
            <text:p>13079</text:p>
          </table:table-cell>
          <table:table-cell table:formula="of:=MEDIAN([.L2:.L41])" office:value-type="float" office:value="8.84999737504988" calcext:value-type="float">
            <text:p>8,8499973750498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TD DEV</text:p>
          </table:table-cell>
          <table:table-cell table:formula="of:=STDEV([.E2:.E41])" office:value-type="float" office:value="21.279037475822" calcext:value-type="float">
            <text:p>21,279037475822</text:p>
          </table:table-cell>
          <table:table-cell table:formula="of:=STDEV([.F2:.F41])" office:value-type="float" office:value="35.8581138685895" calcext:value-type="float">
            <text:p>35,8581138685895</text:p>
          </table:table-cell>
          <table:table-cell table:formula="of:=STDEV([.G2:.G41])" office:value-type="float" office:value="316.845913169647" calcext:value-type="float">
            <text:p>316,845913169647</text:p>
          </table:table-cell>
          <table:table-cell table:formula="of:=STDEV([.H2:.H41])" office:value-type="float" office:value="0.504726342432947" calcext:value-type="float">
            <text:p>0,504726342432947</text:p>
          </table:table-cell>
          <table:table-cell table:formula="of:=STDEV([.I2:.I41])" office:value-type="float" office:value="188.65197233707" calcext:value-type="float">
            <text:p>188,65197233707</text:p>
          </table:table-cell>
          <table:table-cell table:formula="of:=STDEV([.J2:.J41])" office:value-type="float" office:value="0.186345377999405" calcext:value-type="float">
            <text:p>0,186345377999405</text:p>
          </table:table-cell>
          <table:table-cell table:formula="of:=STDEV([.K2:.K41])" office:value-type="float" office:value="179.364760495735" calcext:value-type="float">
            <text:p>179,364760495735</text:p>
          </table:table-cell>
          <table:table-cell table:formula="of:=STDEV([.L2:.L41])" office:value-type="float" office:value="0.12965611276225" calcext:value-type="float">
            <text:p>0,12965611276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.00.0000</text:date>, <text:time style:data-style-name="N2" text:time-value="11:15:45.22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date>2021-03-26T11:20:17.985000000</dc:date>
    <meta:editing-duration>PT1H51M25S</meta:editing-duration>
    <meta:editing-cycles>16</meta:editing-cycles>
    <meta:document-statistic meta:table-count="1" meta:cell-count="528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scatter" chart:style-name="ch1">
        <chart:title svg:x="8.564cm" svg:y="0.477cm" chart:style-name="ch2">
          <text:p>Scatter plot of MTTD and delivered items</text:p>
        </chart:title>
        <chart:legend chart:legend-position="bottom" svg:x="2.41cm" svg:y="15.846cm" style:legend-expansion="custom" svg:width="26.017cm" svg:height="1.299cm" style:legend-expansion-aspect-ratio="20.0284834488068" chart:style-name="ch3"/>
        <chart:plot-area chart:style-name="ch4" table:cell-range-address="UNIFORM_vs_GRADIENT_TRANSPORTER_results.G2:UNIFORM_vs_GRADIENT_TRANSPORTER_results.H41 UNIFORM_vs_GRADIENT_TRANSPORTER_results.J2:UNIFORM_vs_GRADIENT_TRANSPORTER_results.J41 UNIFORM_vs_GRADIENT_TRANSPORTER_results.L2:UNIFORM_vs_GRADIENT_TRANSPORTER_results.L41" chart:data-source-has-labels="row" svg:x="2.427cm" svg:y="1.718cm" svg:width="27.559cm" svg:height="13.205cm">
          <chart:coordinate-region svg:x="3.154cm" svg:y="1.945cm" svg:width="26.235cm" svg:height="12.278cm"/>
          <chart:axis chart:dimension="x" chart:name="primary-x" chart:style-name="ch5">
            <chart:title svg:x="12.599cm" svg:y="14.767cm" chart:style-name="ch6">
              <text:p>amt. of delivered items</text:p>
            </chart:title>
            <chart:grid chart:style-name="ch7" chart:class="major"/>
          </chart:axis>
          <chart:axis chart:dimension="y" chart:name="primary-y" chart:style-name="ch5">
            <chart:title svg:x="0.407cm" svg:y="10.822cm" chart:style-name="ch8">
              <text:p>MTTD (in cycles)</text:p>
            </chart:title>
            <chart:grid chart:style-name="ch7" chart:class="major"/>
          </chart:axis>
          <chart:series chart:style-name="ch9" chart:values-cell-range-address="UNIFORM_vs_GRADIENT_TRANSPORTER_results.H2:UNIFORM_vs_GRADIENT_TRANSPORTER_results.H41" loext:label-string="&quot;Model-based agents&quot;" chart:class="chart:scatter">
            <chart:domain table:cell-range-address="UNIFORM_vs_GRADIENT_TRANSPORTER_results.G2:UNIFORM_vs_GRADIENT_TRANSPORTER_results.G41"/>
            <chart:data-point chart:repeated="40"/>
          </chart:series>
          <chart:series chart:style-name="ch10" chart:values-cell-range-address="UNIFORM_vs_GRADIENT_TRANSPORTER_results.J2:UNIFORM_vs_GRADIENT_TRANSPORTER_results.J41" loext:label-string="&quot;SRA&quot;" chart:class="chart:scatter">
            <chart:domain table:cell-range-address="UNIFORM_vs_GRADIENT_TRANSPORTER_results.I2:UNIFORM_vs_GRADIENT_TRANSPORTER_results.I41"/>
            <chart:data-point chart:repeated="16"/>
            <chart:data-point chart:style-name="ch11"/>
            <chart:data-point chart:repeated="15"/>
            <chart:data-point chart:style-name="ch11"/>
            <chart:data-point chart:repeated="7"/>
          </chart:series>
          <chart:series chart:style-name="ch12" chart:values-cell-range-address="UNIFORM_vs_GRADIENT_TRANSPORTER_results.L2:UNIFORM_vs_GRADIENT_TRANSPORTER_results.L41" loext:label-string="&quot;Global shared knowledge&quot;" chart:class="chart:scatter">
            <chart:domain table:cell-range-address="UNIFORM_vs_GRADIENT_TRANSPORTER_results.K2:UNIFORM_vs_GRADIENT_TRANSPORTER_results.K4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Model-based agents</text:p>
              </table:table-cell>
              <table:table-cell office:value-type="string">
                <text:p>Spalte I</text:p>
              </table:table-cell>
              <table:table-cell office:value-type="string">
                <text:p>SRA</text:p>
              </table:table-cell>
              <table:table-cell office:value-type="string">
                <text:p>Spalte K</text:p>
              </table:table-cell>
              <table:table-cell office:value-type="string">
                <text:p>Global shared knowled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49">
                <text:p>11949</text:p>
                <draw:g>
                  <svg:desc>UNIFORM_vs_GRADIENT_TRANSPORTER_results.G2:UNIFORM_vs_GRADIENT_TRANSPORTER_results.G41</svg:desc>
                </draw:g>
              </table:table-cell>
              <table:table-cell office:value-type="float" office:value="10.6110971629425">
                <text:p>10.6110971629425</text:p>
                <draw:g>
                  <svg:desc>UNIFORM_vs_GRADIENT_TRANSPORTER_results.H2:UNIFORM_vs_GRADIENT_TRANSPORTER_results.H41</svg:desc>
                </draw:g>
              </table:table-cell>
              <table:table-cell office:value-type="float" office:value="11599">
                <text:p>11599</text:p>
                <draw:g>
                  <svg:desc>UNIFORM_vs_GRADIENT_TRANSPORTER_results.I2:UNIFORM_vs_GRADIENT_TRANSPORTER_results.I41</svg:desc>
                </draw:g>
              </table:table-cell>
              <table:table-cell office:value-type="float" office:value="11.6367790326752">
                <text:p>11.6367790326752</text:p>
                <draw:g>
                  <svg:desc>UNIFORM_vs_GRADIENT_TRANSPORTER_results.J2:UNIFORM_vs_GRADIENT_TRANSPORTER_results.J41</svg:desc>
                </draw:g>
              </table:table-cell>
              <table:table-cell office:value-type="float" office:value="13197">
                <text:p>13197</text:p>
                <draw:g>
                  <svg:desc>UNIFORM_vs_GRADIENT_TRANSPORTER_results.K2:UNIFORM_vs_GRADIENT_TRANSPORTER_results.K41</svg:desc>
                </draw:g>
              </table:table-cell>
              <table:table-cell office:value-type="float" office:value="8.83859968174585">
                <text:p>8.83859968174585</text:p>
                <draw:g>
                  <svg:desc>UNIFORM_vs_GRADIENT_TRANSPORTER_results.L2:UNIFORM_vs_GRADIENT_TRANSPORTER_results.L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03">
                <text:p>11803</text:p>
              </table:table-cell>
              <table:table-cell office:value-type="float" office:value="10.6845717190545">
                <text:p>10.6845717190545</text:p>
              </table:table-cell>
              <table:table-cell office:value-type="float" office:value="12214">
                <text:p>12214</text:p>
              </table:table-cell>
              <table:table-cell office:value-type="float" office:value="10.9600458490257">
                <text:p>10.9600458490257</text:p>
              </table:table-cell>
              <table:table-cell office:value-type="float" office:value="13069">
                <text:p>13069</text:p>
              </table:table-cell>
              <table:table-cell office:value-type="float" office:value="8.76119060371872">
                <text:p>8.76119060371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89">
                <text:p>11089</text:p>
              </table:table-cell>
              <table:table-cell office:value-type="float" office:value="11.8977364956263">
                <text:p>11.8977364956263</text:p>
              </table:table-cell>
              <table:table-cell office:value-type="float" office:value="12063">
                <text:p>12063</text:p>
              </table:table-cell>
              <table:table-cell office:value-type="float" office:value="11.0259471110006">
                <text:p>11.0259471110006</text:p>
              </table:table-cell>
              <table:table-cell office:value-type="float" office:value="13327">
                <text:p>13327</text:p>
              </table:table-cell>
              <table:table-cell office:value-type="float" office:value="8.79837923013431">
                <text:p>8.79837923013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81">
                <text:p>10881</text:p>
              </table:table-cell>
              <table:table-cell office:value-type="float" office:value="12.0962227736421">
                <text:p>12.0962227736421</text:p>
              </table:table-cell>
              <table:table-cell office:value-type="float" office:value="12114">
                <text:p>12114</text:p>
              </table:table-cell>
              <table:table-cell office:value-type="float" office:value="11.2218920257553">
                <text:p>11.2218920257553</text:p>
              </table:table-cell>
              <table:table-cell office:value-type="float" office:value="12822">
                <text:p>12822</text:p>
              </table:table-cell>
              <table:table-cell office:value-type="float" office:value="8.94142879425987">
                <text:p>8.94142879425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41">
                <text:p>11441</text:p>
              </table:table-cell>
              <table:table-cell office:value-type="float" office:value="11.4553797744952">
                <text:p>11.4553797744952</text:p>
              </table:table-cell>
              <table:table-cell office:value-type="float" office:value="11958">
                <text:p>11958</text:p>
              </table:table-cell>
              <table:table-cell office:value-type="float" office:value="11.2420973406924">
                <text:p>11.2420973406924</text:p>
              </table:table-cell>
              <table:table-cell office:value-type="float" office:value="13170">
                <text:p>13170</text:p>
              </table:table-cell>
              <table:table-cell office:value-type="float" office:value="8.80918754745634">
                <text:p>8.80918754745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86">
                <text:p>11186</text:p>
              </table:table-cell>
              <table:table-cell office:value-type="float" office:value="11.2230466654747">
                <text:p>11.2230466654747</text:p>
              </table:table-cell>
              <table:table-cell office:value-type="float" office:value="12340">
                <text:p>12340</text:p>
              </table:table-cell>
              <table:table-cell office:value-type="float" office:value="11.0327390599676">
                <text:p>11.0327390599676</text:p>
              </table:table-cell>
              <table:table-cell office:value-type="float" office:value="13080">
                <text:p>13080</text:p>
              </table:table-cell>
              <table:table-cell office:value-type="float" office:value="8.8888379204893">
                <text:p>8.8888379204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04">
                <text:p>11704</text:p>
              </table:table-cell>
              <table:table-cell office:value-type="float" office:value="10.9852187286398">
                <text:p>10.9852187286398</text:p>
              </table:table-cell>
              <table:table-cell office:value-type="float" office:value="12091">
                <text:p>12091</text:p>
              </table:table-cell>
              <table:table-cell office:value-type="float" office:value="11.1197584980564">
                <text:p>11.1197584980564</text:p>
              </table:table-cell>
              <table:table-cell office:value-type="float" office:value="13049">
                <text:p>13049</text:p>
              </table:table-cell>
              <table:table-cell office:value-type="float" office:value="8.96076327687945">
                <text:p>8.96076327687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03">
                <text:p>11603</text:p>
              </table:table-cell>
              <table:table-cell office:value-type="float" office:value="11.1696113074205">
                <text:p>11.1696113074205</text:p>
              </table:table-cell>
              <table:table-cell office:value-type="float" office:value="11901">
                <text:p>11901</text:p>
              </table:table-cell>
              <table:table-cell office:value-type="float" office:value="11.203092177128">
                <text:p>11.203092177128</text:p>
              </table:table-cell>
              <table:table-cell office:value-type="float" office:value="13078">
                <text:p>13078</text:p>
              </table:table-cell>
              <table:table-cell office:value-type="float" office:value="8.90029056430647">
                <text:p>8.90029056430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78">
                <text:p>11578</text:p>
              </table:table-cell>
              <table:table-cell office:value-type="float" office:value="11.1289514596649">
                <text:p>11.1289514596649</text:p>
              </table:table-cell>
              <table:table-cell office:value-type="float" office:value="11700">
                <text:p>11700</text:p>
              </table:table-cell>
              <table:table-cell office:value-type="float" office:value="11.387264957265">
                <text:p>11.387264957265</text:p>
              </table:table-cell>
              <table:table-cell office:value-type="float" office:value="13167">
                <text:p>13167</text:p>
              </table:table-cell>
              <table:table-cell office:value-type="float" office:value="8.91190096453254">
                <text:p>8.91190096453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59">
                <text:p>11559</text:p>
              </table:table-cell>
              <table:table-cell office:value-type="float" office:value="11.1091789947227">
                <text:p>11.1091789947227</text:p>
              </table:table-cell>
              <table:table-cell office:value-type="float" office:value="12082">
                <text:p>12082</text:p>
              </table:table-cell>
              <table:table-cell office:value-type="float" office:value="11.0916239033273">
                <text:p>11.0916239033273</text:p>
              </table:table-cell>
              <table:table-cell office:value-type="float" office:value="13272">
                <text:p>13272</text:p>
              </table:table-cell>
              <table:table-cell office:value-type="float" office:value="8.77019288728149">
                <text:p>8.77019288728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02">
                <text:p>11502</text:p>
              </table:table-cell>
              <table:table-cell office:value-type="float" office:value="11.0755520778995">
                <text:p>11.0755520778995</text:p>
              </table:table-cell>
              <table:table-cell office:value-type="float" office:value="11952">
                <text:p>11952</text:p>
              </table:table-cell>
              <table:table-cell office:value-type="float" office:value="11.1245816599732">
                <text:p>11.1245816599732</text:p>
              </table:table-cell>
              <table:table-cell office:value-type="float" office:value="13222">
                <text:p>13222</text:p>
              </table:table-cell>
              <table:table-cell office:value-type="float" office:value="8.76055059748903">
                <text:p>8.76055059748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09">
                <text:p>11609</text:p>
              </table:table-cell>
              <table:table-cell office:value-type="float" office:value="11.0992333534327">
                <text:p>11.0992333534327</text:p>
              </table:table-cell>
              <table:table-cell office:value-type="float" office:value="11916">
                <text:p>11916</text:p>
              </table:table-cell>
              <table:table-cell office:value-type="float" office:value="11.1329305135952">
                <text:p>11.1329305135952</text:p>
              </table:table-cell>
              <table:table-cell office:value-type="float" office:value="12785">
                <text:p>12785</text:p>
              </table:table-cell>
              <table:table-cell office:value-type="float" office:value="9.08947985921001">
                <text:p>9.08947985921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71">
                <text:p>11871</text:p>
              </table:table-cell>
              <table:table-cell office:value-type="float" office:value="10.6117429028725">
                <text:p>10.6117429028725</text:p>
              </table:table-cell>
              <table:table-cell office:value-type="float" office:value="12072">
                <text:p>12072</text:p>
              </table:table-cell>
              <table:table-cell office:value-type="float" office:value="11.0139993373095">
                <text:p>11.0139993373095</text:p>
              </table:table-cell>
              <table:table-cell office:value-type="float" office:value="13075">
                <text:p>13075</text:p>
              </table:table-cell>
              <table:table-cell office:value-type="float" office:value="8.82302103250478">
                <text:p>8.82302103250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66">
                <text:p>11166</text:p>
              </table:table-cell>
              <table:table-cell office:value-type="float" office:value="11.7144008597528">
                <text:p>11.7144008597528</text:p>
              </table:table-cell>
              <table:table-cell office:value-type="float" office:value="11747">
                <text:p>11747</text:p>
              </table:table-cell>
              <table:table-cell office:value-type="float" office:value="11.2277177151613">
                <text:p>11.2277177151613</text:p>
              </table:table-cell>
              <table:table-cell office:value-type="float" office:value="13082">
                <text:p>13082</text:p>
              </table:table-cell>
              <table:table-cell office:value-type="float" office:value="8.84627732762575">
                <text:p>8.84627732762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66">
                <text:p>11466</text:p>
              </table:table-cell>
              <table:table-cell office:value-type="float" office:value="11.4441828013257">
                <text:p>11.4441828013257</text:p>
              </table:table-cell>
              <table:table-cell office:value-type="float" office:value="11797">
                <text:p>11797</text:p>
              </table:table-cell>
              <table:table-cell office:value-type="float" office:value="11.275324234975">
                <text:p>11.275324234975</text:p>
              </table:table-cell>
              <table:table-cell office:value-type="float" office:value="12822">
                <text:p>12822</text:p>
              </table:table-cell>
              <table:table-cell office:value-type="float" office:value="9.04702854468882">
                <text:p>9.04702854468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71">
                <text:p>11771</text:p>
              </table:table-cell>
              <table:table-cell office:value-type="float" office:value="11.0381445926429">
                <text:p>11.0381445926429</text:p>
              </table:table-cell>
              <table:table-cell office:value-type="float" office:value="11713">
                <text:p>11713</text:p>
              </table:table-cell>
              <table:table-cell office:value-type="float" office:value="11.6115427302997">
                <text:p>11.6115427302997</text:p>
              </table:table-cell>
              <table:table-cell office:value-type="float" office:value="12793">
                <text:p>12793</text:p>
              </table:table-cell>
              <table:table-cell office:value-type="float" office:value="9.05057453294771">
                <text:p>9.05057453294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84">
                <text:p>11484</text:p>
              </table:table-cell>
              <table:table-cell office:value-type="float" office:value="11.2975444096134">
                <text:p>11.2975444096134</text:p>
              </table:table-cell>
              <table:table-cell office:value-type="float" office:value="11983">
                <text:p>11983</text:p>
              </table:table-cell>
              <table:table-cell office:value-type="float" office:value="11.2398397730118">
                <text:p>11.2398397730118</text:p>
              </table:table-cell>
              <table:table-cell office:value-type="float" office:value="12912">
                <text:p>12912</text:p>
              </table:table-cell>
              <table:table-cell office:value-type="float" office:value="8.97552664188352">
                <text:p>8.97552664188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36">
                <text:p>11736</text:p>
              </table:table-cell>
              <table:table-cell office:value-type="float" office:value="11.1529481935924">
                <text:p>11.1529481935924</text:p>
              </table:table-cell>
              <table:table-cell office:value-type="float" office:value="11774">
                <text:p>11774</text:p>
              </table:table-cell>
              <table:table-cell office:value-type="float" office:value="11.3246984881943">
                <text:p>11.3246984881943</text:p>
              </table:table-cell>
              <table:table-cell office:value-type="float" office:value="13098">
                <text:p>13098</text:p>
              </table:table-cell>
              <table:table-cell office:value-type="float" office:value="8.78179874790044">
                <text:p>8.781798747900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673">
                <text:p>11673</text:p>
              </table:table-cell>
              <table:table-cell office:value-type="float" office:value="11.1236186070419">
                <text:p>11.1236186070419</text:p>
              </table:table-cell>
              <table:table-cell office:value-type="float" office:value="11659">
                <text:p>11659</text:p>
              </table:table-cell>
              <table:table-cell office:value-type="float" office:value="11.3635817823141">
                <text:p>11.3635817823141</text:p>
              </table:table-cell>
              <table:table-cell office:value-type="float" office:value="13226">
                <text:p>13226</text:p>
              </table:table-cell>
              <table:table-cell office:value-type="float" office:value="8.68440949644639">
                <text:p>8.68440949644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51">
                <text:p>10951</text:p>
              </table:table-cell>
              <table:table-cell office:value-type="float" office:value="12.2739475846955">
                <text:p>12.2739475846955</text:p>
              </table:table-cell>
              <table:table-cell office:value-type="float" office:value="12051">
                <text:p>12051</text:p>
              </table:table-cell>
              <table:table-cell office:value-type="float" office:value="10.8442452908472">
                <text:p>10.8442452908472</text:p>
              </table:table-cell>
              <table:table-cell office:value-type="float" office:value="13036">
                <text:p>13036</text:p>
              </table:table-cell>
              <table:table-cell office:value-type="float" office:value="8.79410862227677">
                <text:p>8.79410862227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85">
                <text:p>11285</text:p>
              </table:table-cell>
              <table:table-cell office:value-type="float" office:value="11.2657509968985">
                <text:p>11.2657509968985</text:p>
              </table:table-cell>
              <table:table-cell office:value-type="float" office:value="12067">
                <text:p>12067</text:p>
              </table:table-cell>
              <table:table-cell office:value-type="float" office:value="11.0217121074003">
                <text:p>11.0217121074003</text:p>
              </table:table-cell>
              <table:table-cell office:value-type="float" office:value="13294">
                <text:p>13294</text:p>
              </table:table-cell>
              <table:table-cell office:value-type="float" office:value="8.70520535579961">
                <text:p>8.70520535579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01">
                <text:p>10801</text:p>
              </table:table-cell>
              <table:table-cell office:value-type="float" office:value="12.3464494028331">
                <text:p>12.3464494028331</text:p>
              </table:table-cell>
              <table:table-cell office:value-type="float" office:value="12087">
                <text:p>12087</text:p>
              </table:table-cell>
              <table:table-cell office:value-type="float" office:value="11.0553487217672">
                <text:p>11.0553487217672</text:p>
              </table:table-cell>
              <table:table-cell office:value-type="float" office:value="12761">
                <text:p>12761</text:p>
              </table:table-cell>
              <table:table-cell office:value-type="float" office:value="8.79719457722749">
                <text:p>8.79719457722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20">
                <text:p>11520</text:p>
              </table:table-cell>
              <table:table-cell office:value-type="float" office:value="11.3072048611111">
                <text:p>11.3072048611111</text:p>
              </table:table-cell>
              <table:table-cell office:value-type="float" office:value="12199">
                <text:p>12199</text:p>
              </table:table-cell>
              <table:table-cell office:value-type="float" office:value="10.9422903516682">
                <text:p>10.9422903516682</text:p>
              </table:table-cell>
              <table:table-cell office:value-type="float" office:value="12892">
                <text:p>12892</text:p>
              </table:table-cell>
              <table:table-cell office:value-type="float" office:value="9.20439031957803">
                <text:p>9.20439031957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31">
                <text:p>11931</text:p>
              </table:table-cell>
              <table:table-cell office:value-type="float" office:value="10.4218422596597">
                <text:p>10.4218422596597</text:p>
              </table:table-cell>
              <table:table-cell office:value-type="float" office:value="12098">
                <text:p>12098</text:p>
              </table:table-cell>
              <table:table-cell office:value-type="float" office:value="11.1370474458588">
                <text:p>11.1370474458588</text:p>
              </table:table-cell>
              <table:table-cell office:value-type="float" office:value="12968">
                <text:p>12968</text:p>
              </table:table-cell>
              <table:table-cell office:value-type="float" office:value="8.85980876002468">
                <text:p>8.85980876002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35">
                <text:p>11735</text:p>
              </table:table-cell>
              <table:table-cell office:value-type="float" office:value="10.7506604175543">
                <text:p>10.7506604175543</text:p>
              </table:table-cell>
              <table:table-cell office:value-type="float" office:value="11950">
                <text:p>11950</text:p>
              </table:table-cell>
              <table:table-cell office:value-type="float" office:value="11.2539748953975">
                <text:p>11.2539748953975</text:p>
              </table:table-cell>
              <table:table-cell office:value-type="float" office:value="13109">
                <text:p>13109</text:p>
              </table:table-cell>
              <table:table-cell office:value-type="float" office:value="8.92425051491342">
                <text:p>8.92425051491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64">
                <text:p>11764</text:p>
              </table:table-cell>
              <table:table-cell office:value-type="float" office:value="10.8265895953757">
                <text:p>10.8265895953757</text:p>
              </table:table-cell>
              <table:table-cell office:value-type="float" office:value="11912">
                <text:p>11912</text:p>
              </table:table-cell>
              <table:table-cell office:value-type="float" office:value="11.1547179314976">
                <text:p>11.1547179314976</text:p>
              </table:table-cell>
              <table:table-cell office:value-type="float" office:value="13276">
                <text:p>13276</text:p>
              </table:table-cell>
              <table:table-cell office:value-type="float" office:value="8.68190720096415">
                <text:p>8.68190720096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53">
                <text:p>11853</text:p>
              </table:table-cell>
              <table:table-cell office:value-type="float" office:value="10.8638319412807">
                <text:p>10.8638319412807</text:p>
              </table:table-cell>
              <table:table-cell office:value-type="float" office:value="12063">
                <text:p>12063</text:p>
              </table:table-cell>
              <table:table-cell office:value-type="float" office:value="11.2074110917682">
                <text:p>11.2074110917682</text:p>
              </table:table-cell>
              <table:table-cell office:value-type="float" office:value="12908">
                <text:p>12908</text:p>
              </table:table-cell>
              <table:table-cell office:value-type="float" office:value="8.94925627517818">
                <text:p>8.94925627517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10">
                <text:p>11510</text:p>
              </table:table-cell>
              <table:table-cell office:value-type="float" office:value="11.4495221546481">
                <text:p>11.4495221546481</text:p>
              </table:table-cell>
              <table:table-cell office:value-type="float" office:value="11776">
                <text:p>11776</text:p>
              </table:table-cell>
              <table:table-cell office:value-type="float" office:value="11.1187160326087">
                <text:p>11.1187160326087</text:p>
              </table:table-cell>
              <table:table-cell office:value-type="float" office:value="13120">
                <text:p>13120</text:p>
              </table:table-cell>
              <table:table-cell office:value-type="float" office:value="8.74001524390244">
                <text:p>8.74001524390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94">
                <text:p>11394</text:p>
              </table:table-cell>
              <table:table-cell office:value-type="float" office:value="11.4687554853432">
                <text:p>11.4687554853432</text:p>
              </table:table-cell>
              <table:table-cell office:value-type="float" office:value="12180">
                <text:p>12180</text:p>
              </table:table-cell>
              <table:table-cell office:value-type="float" office:value="11.1194581280788">
                <text:p>11.1194581280788</text:p>
              </table:table-cell>
              <table:table-cell office:value-type="float" office:value="13287">
                <text:p>13287</text:p>
              </table:table-cell>
              <table:table-cell office:value-type="float" office:value="8.96583126364115">
                <text:p>8.96583126364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23">
                <text:p>11623</text:p>
              </table:table-cell>
              <table:table-cell office:value-type="float" office:value="11.1054805127764">
                <text:p>11.1054805127764</text:p>
              </table:table-cell>
              <table:table-cell office:value-type="float" office:value="11917">
                <text:p>11917</text:p>
              </table:table-cell>
              <table:table-cell office:value-type="float" office:value="11.1173114038768">
                <text:p>11.1173114038768</text:p>
              </table:table-cell>
              <table:table-cell office:value-type="float" office:value="12931">
                <text:p>12931</text:p>
              </table:table-cell>
              <table:table-cell office:value-type="float" office:value="8.94331451550537">
                <text:p>8.943314515505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91">
                <text:p>11091</text:p>
              </table:table-cell>
              <table:table-cell office:value-type="float" office:value="11.8746731584167">
                <text:p>11.8746731584167</text:p>
              </table:table-cell>
              <table:table-cell office:value-type="float" office:value="11699">
                <text:p>11699</text:p>
              </table:table-cell>
              <table:table-cell office:value-type="float" office:value="11.5249166595436">
                <text:p>11.5249166595436</text:p>
              </table:table-cell>
              <table:table-cell office:value-type="float" office:value="12828">
                <text:p>12828</text:p>
              </table:table-cell>
              <table:table-cell office:value-type="float" office:value="9.18631119426255">
                <text:p>9.18631119426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74">
                <text:p>10974</text:p>
              </table:table-cell>
              <table:table-cell office:value-type="float" office:value="12.3131036996537">
                <text:p>12.3131036996537</text:p>
              </table:table-cell>
              <table:table-cell office:value-type="float" office:value="12121">
                <text:p>12121</text:p>
              </table:table-cell>
              <table:table-cell office:value-type="float" office:value="11.0109726920221">
                <text:p>11.0109726920221</text:p>
              </table:table-cell>
              <table:table-cell office:value-type="float" office:value="12785">
                <text:p>12785</text:p>
              </table:table-cell>
              <table:table-cell office:value-type="float" office:value="9.03816973015252">
                <text:p>9.03816973015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77">
                <text:p>11677</text:p>
              </table:table-cell>
              <table:table-cell office:value-type="float" office:value="10.7979789329451">
                <text:p>10.7979789329451</text:p>
              </table:table-cell>
              <table:table-cell office:value-type="float" office:value="11980">
                <text:p>11980</text:p>
              </table:table-cell>
              <table:table-cell office:value-type="float" office:value="11.340734557596">
                <text:p>11.340734557596</text:p>
              </table:table-cell>
              <table:table-cell office:value-type="float" office:value="13231">
                <text:p>13231</text:p>
              </table:table-cell>
              <table:table-cell office:value-type="float" office:value="8.87604867356965">
                <text:p>8.876048673569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16">
                <text:p>11216</text:p>
              </table:table-cell>
              <table:table-cell office:value-type="float" office:value="11.7150499286733">
                <text:p>11.7150499286733</text:p>
              </table:table-cell>
              <table:table-cell office:value-type="float" office:value="12157">
                <text:p>12157</text:p>
              </table:table-cell>
              <table:table-cell office:value-type="float" office:value="11.0449946532862">
                <text:p>11.0449946532862</text:p>
              </table:table-cell>
              <table:table-cell office:value-type="float" office:value="13011">
                <text:p>13011</text:p>
              </table:table-cell>
              <table:table-cell office:value-type="float" office:value="8.79893935900392">
                <text:p>8.798939359003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779">
                <text:p>11779</text:p>
              </table:table-cell>
              <table:table-cell office:value-type="float" office:value="10.9273282961202">
                <text:p>10.9273282961202</text:p>
              </table:table-cell>
              <table:table-cell office:value-type="float" office:value="11852">
                <text:p>11852</text:p>
              </table:table-cell>
              <table:table-cell office:value-type="float" office:value="11.2626560917989">
                <text:p>11.2626560917989</text:p>
              </table:table-cell>
              <table:table-cell office:value-type="float" office:value="13210">
                <text:p>13210</text:p>
              </table:table-cell>
              <table:table-cell office:value-type="float" office:value="8.78728236184709">
                <text:p>8.787282361847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6">
                <text:p>11006</text:p>
              </table:table-cell>
              <table:table-cell office:value-type="float" office:value="11.8414501181174">
                <text:p>11.8414501181174</text:p>
              </table:table-cell>
              <table:table-cell office:value-type="float" office:value="11788">
                <text:p>11788</text:p>
              </table:table-cell>
              <table:table-cell office:value-type="float" office:value="11.387088564642">
                <text:p>11.387088564642</text:p>
              </table:table-cell>
              <table:table-cell office:value-type="float" office:value="13277">
                <text:p>13277</text:p>
              </table:table-cell>
              <table:table-cell office:value-type="float" office:value="8.84936356104542">
                <text:p>8.84936356104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81">
                <text:p>11381</text:p>
              </table:table-cell>
              <table:table-cell office:value-type="float" office:value="11.649767155786">
                <text:p>11.649767155786</text:p>
              </table:table-cell>
              <table:table-cell office:value-type="float" office:value="11862">
                <text:p>11862</text:p>
              </table:table-cell>
              <table:table-cell office:value-type="float" office:value="11.0440903726184">
                <text:p>11.0440903726184</text:p>
              </table:table-cell>
              <table:table-cell office:value-type="float" office:value="13060">
                <text:p>13060</text:p>
              </table:table-cell>
              <table:table-cell office:value-type="float" office:value="8.83882082695253">
                <text:p>8.838820826952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88">
                <text:p>11088</text:p>
              </table:table-cell>
              <table:table-cell office:value-type="float" office:value="11.8701298701299">
                <text:p>11.8701298701299</text:p>
              </table:table-cell>
              <table:table-cell office:value-type="float" office:value="11992">
                <text:p>11992</text:p>
              </table:table-cell>
              <table:table-cell office:value-type="float" office:value="11.0436124082722">
                <text:p>11.0436124082722</text:p>
              </table:table-cell>
              <table:table-cell office:value-type="float" office:value="13436">
                <text:p>13436</text:p>
              </table:table-cell>
              <table:table-cell office:value-type="float" office:value="8.66418576957428">
                <text:p>8.66418576957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69">
                <text:p>11769</text:p>
              </table:table-cell>
              <table:table-cell office:value-type="float" office:value="10.683745432917">
                <text:p>10.683745432917</text:p>
              </table:table-cell>
              <table:table-cell office:value-type="float" office:value="12378">
                <text:p>12378</text:p>
              </table:table-cell>
              <table:table-cell office:value-type="float" office:value="10.7547261269995">
                <text:p>10.7547261269995</text:p>
              </table:table-cell>
              <table:table-cell office:value-type="float" office:value="12874">
                <text:p>12874</text:p>
              </table:table-cell>
              <table:table-cell office:value-type="float" office:value="9.00823364921547">
                <text:p>9.008233649215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62">
                <text:p>11762</text:p>
              </table:table-cell>
              <table:table-cell office:value-type="float" office:value="10.7090630845094">
                <text:p>10.7090630845094</text:p>
              </table:table-cell>
              <table:table-cell office:value-type="float" office:value="12242">
                <text:p>12242</text:p>
              </table:table-cell>
              <table:table-cell office:value-type="float" office:value="11.0356150955726">
                <text:p>11.0356150955726</text:p>
              </table:table-cell>
              <table:table-cell office:value-type="float" office:value="13229">
                <text:p>13229</text:p>
              </table:table-cell>
              <table:table-cell office:value-type="float" office:value="8.85063118905435">
                <text:p>8.85063118905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scatter" chart:style-name="ch1">
        <chart:title svg:x="8.564cm" svg:y="0.477cm" chart:style-name="ch2">
          <text:p>Scatter plot of MTTD and delivered items</text:p>
        </chart:title>
        <chart:legend chart:legend-position="bottom" svg:x="2.41cm" svg:y="15.846cm" style:legend-expansion="custom" svg:width="26.017cm" svg:height="1.299cm" style:legend-expansion-aspect-ratio="20.0284834488068" chart:style-name="ch3"/>
        <chart:plot-area chart:style-name="ch4" table:cell-range-address="UNIFORM_vs_GRADIENT_TRANSPORTER_results.G2:UNIFORM_vs_GRADIENT_TRANSPORTER_results.H41 UNIFORM_vs_GRADIENT_TRANSPORTER_results.J2:UNIFORM_vs_GRADIENT_TRANSPORTER_results.J41" chart:data-source-has-labels="row" svg:x="2.083cm" svg:y="1.719cm" svg:width="27.903cm" svg:height="13.204cm">
          <chart:coordinate-region svg:x="3.154cm" svg:y="1.945cm" svg:width="26.235cm" svg:height="12.278cm"/>
          <chart:axis chart:dimension="x" chart:name="primary-x" chart:style-name="ch5">
            <chart:title svg:x="12.6cm" svg:y="14.767cm" chart:style-name="ch6">
              <text:p>amt. of delivered items</text:p>
            </chart:title>
            <chart:grid chart:style-name="ch7" chart:class="major"/>
          </chart:axis>
          <chart:axis chart:dimension="y" chart:name="primary-y" chart:style-name="ch5">
            <chart:title svg:x="0.407cm" svg:y="10.821cm" chart:style-name="ch8">
              <text:p>MTTD (in cycles)</text:p>
            </chart:title>
            <chart:grid chart:style-name="ch7" chart:class="major"/>
          </chart:axis>
          <chart:series chart:style-name="ch9" chart:values-cell-range-address="UNIFORM_vs_GRADIENT_TRANSPORTER_results.H2:UNIFORM_vs_GRADIENT_TRANSPORTER_results.H41" loext:label-string="&quot;Model-based agents&quot;" chart:class="chart:scatter">
            <chart:domain table:cell-range-address="UNIFORM_vs_GRADIENT_TRANSPORTER_results.G2:UNIFORM_vs_GRADIENT_TRANSPORTER_results.G41"/>
            <chart:data-point chart:repeated="40"/>
          </chart:series>
          <chart:series chart:style-name="ch10" chart:values-cell-range-address="UNIFORM_vs_GRADIENT_TRANSPORTER_results.J2:UNIFORM_vs_GRADIENT_TRANSPORTER_results.J41" loext:label-string="&quot;SRA&quot;" chart:class="chart:scatter">
            <chart:domain table:cell-range-address="UNIFORM_vs_GRADIENT_TRANSPORTER_results.I2:UNIFORM_vs_GRADIENT_TRANSPORTER_results.I41"/>
            <chart:data-point chart:repeated="16"/>
            <chart:data-point chart:style-name="ch11"/>
            <chart:data-point chart:repeated="15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Model-based agents</text:p>
              </table:table-cell>
              <table:table-cell office:value-type="string">
                <text:p>Spalte I</text:p>
              </table:table-cell>
              <table:table-cell office:value-type="string">
                <text:p>S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49">
                <text:p>11949</text:p>
                <draw:g>
                  <svg:desc>UNIFORM_vs_GRADIENT_TRANSPORTER_results.G2:UNIFORM_vs_GRADIENT_TRANSPORTER_results.G41</svg:desc>
                </draw:g>
              </table:table-cell>
              <table:table-cell office:value-type="float" office:value="10.6110971629425">
                <text:p>10.6110971629425</text:p>
                <draw:g>
                  <svg:desc>UNIFORM_vs_GRADIENT_TRANSPORTER_results.H2:UNIFORM_vs_GRADIENT_TRANSPORTER_results.H41</svg:desc>
                </draw:g>
              </table:table-cell>
              <table:table-cell office:value-type="float" office:value="11599">
                <text:p>11599</text:p>
                <draw:g>
                  <svg:desc>UNIFORM_vs_GRADIENT_TRANSPORTER_results.I2:UNIFORM_vs_GRADIENT_TRANSPORTER_results.I41</svg:desc>
                </draw:g>
              </table:table-cell>
              <table:table-cell office:value-type="float" office:value="11.6367790326752">
                <text:p>11.6367790326752</text:p>
                <draw:g>
                  <svg:desc>UNIFORM_vs_GRADIENT_TRANSPORTER_results.J2:UNIFORM_vs_GRADIENT_TRANSPORTER_results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03">
                <text:p>11803</text:p>
              </table:table-cell>
              <table:table-cell office:value-type="float" office:value="10.6845717190545">
                <text:p>10.6845717190545</text:p>
              </table:table-cell>
              <table:table-cell office:value-type="float" office:value="12214">
                <text:p>12214</text:p>
              </table:table-cell>
              <table:table-cell office:value-type="float" office:value="10.9600458490257">
                <text:p>10.9600458490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89">
                <text:p>11089</text:p>
              </table:table-cell>
              <table:table-cell office:value-type="float" office:value="11.8977364956263">
                <text:p>11.8977364956263</text:p>
              </table:table-cell>
              <table:table-cell office:value-type="float" office:value="12063">
                <text:p>12063</text:p>
              </table:table-cell>
              <table:table-cell office:value-type="float" office:value="11.0259471110006">
                <text:p>11.025947111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81">
                <text:p>10881</text:p>
              </table:table-cell>
              <table:table-cell office:value-type="float" office:value="12.0962227736421">
                <text:p>12.0962227736421</text:p>
              </table:table-cell>
              <table:table-cell office:value-type="float" office:value="12114">
                <text:p>12114</text:p>
              </table:table-cell>
              <table:table-cell office:value-type="float" office:value="11.2218920257553">
                <text:p>11.2218920257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41">
                <text:p>11441</text:p>
              </table:table-cell>
              <table:table-cell office:value-type="float" office:value="11.4553797744952">
                <text:p>11.4553797744952</text:p>
              </table:table-cell>
              <table:table-cell office:value-type="float" office:value="11958">
                <text:p>11958</text:p>
              </table:table-cell>
              <table:table-cell office:value-type="float" office:value="11.2420973406924">
                <text:p>11.2420973406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86">
                <text:p>11186</text:p>
              </table:table-cell>
              <table:table-cell office:value-type="float" office:value="11.2230466654747">
                <text:p>11.2230466654747</text:p>
              </table:table-cell>
              <table:table-cell office:value-type="float" office:value="12340">
                <text:p>12340</text:p>
              </table:table-cell>
              <table:table-cell office:value-type="float" office:value="11.0327390599676">
                <text:p>11.0327390599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04">
                <text:p>11704</text:p>
              </table:table-cell>
              <table:table-cell office:value-type="float" office:value="10.9852187286398">
                <text:p>10.9852187286398</text:p>
              </table:table-cell>
              <table:table-cell office:value-type="float" office:value="12091">
                <text:p>12091</text:p>
              </table:table-cell>
              <table:table-cell office:value-type="float" office:value="11.1197584980564">
                <text:p>11.1197584980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03">
                <text:p>11603</text:p>
              </table:table-cell>
              <table:table-cell office:value-type="float" office:value="11.1696113074205">
                <text:p>11.1696113074205</text:p>
              </table:table-cell>
              <table:table-cell office:value-type="float" office:value="11901">
                <text:p>11901</text:p>
              </table:table-cell>
              <table:table-cell office:value-type="float" office:value="11.203092177128">
                <text:p>11.203092177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78">
                <text:p>11578</text:p>
              </table:table-cell>
              <table:table-cell office:value-type="float" office:value="11.1289514596649">
                <text:p>11.1289514596649</text:p>
              </table:table-cell>
              <table:table-cell office:value-type="float" office:value="11700">
                <text:p>11700</text:p>
              </table:table-cell>
              <table:table-cell office:value-type="float" office:value="11.387264957265">
                <text:p>11.387264957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59">
                <text:p>11559</text:p>
              </table:table-cell>
              <table:table-cell office:value-type="float" office:value="11.1091789947227">
                <text:p>11.1091789947227</text:p>
              </table:table-cell>
              <table:table-cell office:value-type="float" office:value="12082">
                <text:p>12082</text:p>
              </table:table-cell>
              <table:table-cell office:value-type="float" office:value="11.0916239033273">
                <text:p>11.0916239033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02">
                <text:p>11502</text:p>
              </table:table-cell>
              <table:table-cell office:value-type="float" office:value="11.0755520778995">
                <text:p>11.0755520778995</text:p>
              </table:table-cell>
              <table:table-cell office:value-type="float" office:value="11952">
                <text:p>11952</text:p>
              </table:table-cell>
              <table:table-cell office:value-type="float" office:value="11.1245816599732">
                <text:p>11.1245816599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09">
                <text:p>11609</text:p>
              </table:table-cell>
              <table:table-cell office:value-type="float" office:value="11.0992333534327">
                <text:p>11.0992333534327</text:p>
              </table:table-cell>
              <table:table-cell office:value-type="float" office:value="11916">
                <text:p>11916</text:p>
              </table:table-cell>
              <table:table-cell office:value-type="float" office:value="11.1329305135952">
                <text:p>11.1329305135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71">
                <text:p>11871</text:p>
              </table:table-cell>
              <table:table-cell office:value-type="float" office:value="10.6117429028725">
                <text:p>10.6117429028725</text:p>
              </table:table-cell>
              <table:table-cell office:value-type="float" office:value="12072">
                <text:p>12072</text:p>
              </table:table-cell>
              <table:table-cell office:value-type="float" office:value="11.0139993373095">
                <text:p>11.0139993373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66">
                <text:p>11166</text:p>
              </table:table-cell>
              <table:table-cell office:value-type="float" office:value="11.7144008597528">
                <text:p>11.7144008597528</text:p>
              </table:table-cell>
              <table:table-cell office:value-type="float" office:value="11747">
                <text:p>11747</text:p>
              </table:table-cell>
              <table:table-cell office:value-type="float" office:value="11.2277177151613">
                <text:p>11.22771771516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66">
                <text:p>11466</text:p>
              </table:table-cell>
              <table:table-cell office:value-type="float" office:value="11.4441828013257">
                <text:p>11.4441828013257</text:p>
              </table:table-cell>
              <table:table-cell office:value-type="float" office:value="11797">
                <text:p>11797</text:p>
              </table:table-cell>
              <table:table-cell office:value-type="float" office:value="11.275324234975">
                <text:p>11.275324234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71">
                <text:p>11771</text:p>
              </table:table-cell>
              <table:table-cell office:value-type="float" office:value="11.0381445926429">
                <text:p>11.0381445926429</text:p>
              </table:table-cell>
              <table:table-cell office:value-type="float" office:value="11713">
                <text:p>11713</text:p>
              </table:table-cell>
              <table:table-cell office:value-type="float" office:value="11.6115427302997">
                <text:p>11.6115427302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84">
                <text:p>11484</text:p>
              </table:table-cell>
              <table:table-cell office:value-type="float" office:value="11.2975444096134">
                <text:p>11.2975444096134</text:p>
              </table:table-cell>
              <table:table-cell office:value-type="float" office:value="11983">
                <text:p>11983</text:p>
              </table:table-cell>
              <table:table-cell office:value-type="float" office:value="11.2398397730118">
                <text:p>11.2398397730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36">
                <text:p>11736</text:p>
              </table:table-cell>
              <table:table-cell office:value-type="float" office:value="11.1529481935924">
                <text:p>11.1529481935924</text:p>
              </table:table-cell>
              <table:table-cell office:value-type="float" office:value="11774">
                <text:p>11774</text:p>
              </table:table-cell>
              <table:table-cell office:value-type="float" office:value="11.3246984881943">
                <text:p>11.3246984881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673">
                <text:p>11673</text:p>
              </table:table-cell>
              <table:table-cell office:value-type="float" office:value="11.1236186070419">
                <text:p>11.1236186070419</text:p>
              </table:table-cell>
              <table:table-cell office:value-type="float" office:value="11659">
                <text:p>11659</text:p>
              </table:table-cell>
              <table:table-cell office:value-type="float" office:value="11.3635817823141">
                <text:p>11.3635817823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51">
                <text:p>10951</text:p>
              </table:table-cell>
              <table:table-cell office:value-type="float" office:value="12.2739475846955">
                <text:p>12.2739475846955</text:p>
              </table:table-cell>
              <table:table-cell office:value-type="float" office:value="12051">
                <text:p>12051</text:p>
              </table:table-cell>
              <table:table-cell office:value-type="float" office:value="10.8442452908472">
                <text:p>10.8442452908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85">
                <text:p>11285</text:p>
              </table:table-cell>
              <table:table-cell office:value-type="float" office:value="11.2657509968985">
                <text:p>11.2657509968985</text:p>
              </table:table-cell>
              <table:table-cell office:value-type="float" office:value="12067">
                <text:p>12067</text:p>
              </table:table-cell>
              <table:table-cell office:value-type="float" office:value="11.0217121074003">
                <text:p>11.0217121074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01">
                <text:p>10801</text:p>
              </table:table-cell>
              <table:table-cell office:value-type="float" office:value="12.3464494028331">
                <text:p>12.3464494028331</text:p>
              </table:table-cell>
              <table:table-cell office:value-type="float" office:value="12087">
                <text:p>12087</text:p>
              </table:table-cell>
              <table:table-cell office:value-type="float" office:value="11.0553487217672">
                <text:p>11.0553487217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20">
                <text:p>11520</text:p>
              </table:table-cell>
              <table:table-cell office:value-type="float" office:value="11.3072048611111">
                <text:p>11.3072048611111</text:p>
              </table:table-cell>
              <table:table-cell office:value-type="float" office:value="12199">
                <text:p>12199</text:p>
              </table:table-cell>
              <table:table-cell office:value-type="float" office:value="10.9422903516682">
                <text:p>10.9422903516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31">
                <text:p>11931</text:p>
              </table:table-cell>
              <table:table-cell office:value-type="float" office:value="10.4218422596597">
                <text:p>10.4218422596597</text:p>
              </table:table-cell>
              <table:table-cell office:value-type="float" office:value="12098">
                <text:p>12098</text:p>
              </table:table-cell>
              <table:table-cell office:value-type="float" office:value="11.1370474458588">
                <text:p>11.1370474458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35">
                <text:p>11735</text:p>
              </table:table-cell>
              <table:table-cell office:value-type="float" office:value="10.7506604175543">
                <text:p>10.7506604175543</text:p>
              </table:table-cell>
              <table:table-cell office:value-type="float" office:value="11950">
                <text:p>11950</text:p>
              </table:table-cell>
              <table:table-cell office:value-type="float" office:value="11.2539748953975">
                <text:p>11.2539748953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64">
                <text:p>11764</text:p>
              </table:table-cell>
              <table:table-cell office:value-type="float" office:value="10.8265895953757">
                <text:p>10.8265895953757</text:p>
              </table:table-cell>
              <table:table-cell office:value-type="float" office:value="11912">
                <text:p>11912</text:p>
              </table:table-cell>
              <table:table-cell office:value-type="float" office:value="11.1547179314976">
                <text:p>11.1547179314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53">
                <text:p>11853</text:p>
              </table:table-cell>
              <table:table-cell office:value-type="float" office:value="10.8638319412807">
                <text:p>10.8638319412807</text:p>
              </table:table-cell>
              <table:table-cell office:value-type="float" office:value="12063">
                <text:p>12063</text:p>
              </table:table-cell>
              <table:table-cell office:value-type="float" office:value="11.2074110917682">
                <text:p>11.20741109176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10">
                <text:p>11510</text:p>
              </table:table-cell>
              <table:table-cell office:value-type="float" office:value="11.4495221546481">
                <text:p>11.4495221546481</text:p>
              </table:table-cell>
              <table:table-cell office:value-type="float" office:value="11776">
                <text:p>11776</text:p>
              </table:table-cell>
              <table:table-cell office:value-type="float" office:value="11.1187160326087">
                <text:p>11.1187160326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94">
                <text:p>11394</text:p>
              </table:table-cell>
              <table:table-cell office:value-type="float" office:value="11.4687554853432">
                <text:p>11.4687554853432</text:p>
              </table:table-cell>
              <table:table-cell office:value-type="float" office:value="12180">
                <text:p>12180</text:p>
              </table:table-cell>
              <table:table-cell office:value-type="float" office:value="11.1194581280788">
                <text:p>11.11945812807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23">
                <text:p>11623</text:p>
              </table:table-cell>
              <table:table-cell office:value-type="float" office:value="11.1054805127764">
                <text:p>11.1054805127764</text:p>
              </table:table-cell>
              <table:table-cell office:value-type="float" office:value="11917">
                <text:p>11917</text:p>
              </table:table-cell>
              <table:table-cell office:value-type="float" office:value="11.1173114038768">
                <text:p>11.1173114038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91">
                <text:p>11091</text:p>
              </table:table-cell>
              <table:table-cell office:value-type="float" office:value="11.8746731584167">
                <text:p>11.8746731584167</text:p>
              </table:table-cell>
              <table:table-cell office:value-type="float" office:value="11699">
                <text:p>11699</text:p>
              </table:table-cell>
              <table:table-cell office:value-type="float" office:value="11.5249166595436">
                <text:p>11.52491665954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74">
                <text:p>10974</text:p>
              </table:table-cell>
              <table:table-cell office:value-type="float" office:value="12.3131036996537">
                <text:p>12.3131036996537</text:p>
              </table:table-cell>
              <table:table-cell office:value-type="float" office:value="12121">
                <text:p>12121</text:p>
              </table:table-cell>
              <table:table-cell office:value-type="float" office:value="11.0109726920221">
                <text:p>11.0109726920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77">
                <text:p>11677</text:p>
              </table:table-cell>
              <table:table-cell office:value-type="float" office:value="10.7979789329451">
                <text:p>10.7979789329451</text:p>
              </table:table-cell>
              <table:table-cell office:value-type="float" office:value="11980">
                <text:p>11980</text:p>
              </table:table-cell>
              <table:table-cell office:value-type="float" office:value="11.340734557596">
                <text:p>11.3407345575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16">
                <text:p>11216</text:p>
              </table:table-cell>
              <table:table-cell office:value-type="float" office:value="11.7150499286733">
                <text:p>11.7150499286733</text:p>
              </table:table-cell>
              <table:table-cell office:value-type="float" office:value="12157">
                <text:p>12157</text:p>
              </table:table-cell>
              <table:table-cell office:value-type="float" office:value="11.0449946532862">
                <text:p>11.04499465328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779">
                <text:p>11779</text:p>
              </table:table-cell>
              <table:table-cell office:value-type="float" office:value="10.9273282961202">
                <text:p>10.9273282961202</text:p>
              </table:table-cell>
              <table:table-cell office:value-type="float" office:value="11852">
                <text:p>11852</text:p>
              </table:table-cell>
              <table:table-cell office:value-type="float" office:value="11.2626560917989">
                <text:p>11.26265609179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6">
                <text:p>11006</text:p>
              </table:table-cell>
              <table:table-cell office:value-type="float" office:value="11.8414501181174">
                <text:p>11.8414501181174</text:p>
              </table:table-cell>
              <table:table-cell office:value-type="float" office:value="11788">
                <text:p>11788</text:p>
              </table:table-cell>
              <table:table-cell office:value-type="float" office:value="11.387088564642">
                <text:p>11.3870885646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81">
                <text:p>11381</text:p>
              </table:table-cell>
              <table:table-cell office:value-type="float" office:value="11.649767155786">
                <text:p>11.649767155786</text:p>
              </table:table-cell>
              <table:table-cell office:value-type="float" office:value="11862">
                <text:p>11862</text:p>
              </table:table-cell>
              <table:table-cell office:value-type="float" office:value="11.0440903726184">
                <text:p>11.0440903726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88">
                <text:p>11088</text:p>
              </table:table-cell>
              <table:table-cell office:value-type="float" office:value="11.8701298701299">
                <text:p>11.8701298701299</text:p>
              </table:table-cell>
              <table:table-cell office:value-type="float" office:value="11992">
                <text:p>11992</text:p>
              </table:table-cell>
              <table:table-cell office:value-type="float" office:value="11.0436124082722">
                <text:p>11.0436124082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69">
                <text:p>11769</text:p>
              </table:table-cell>
              <table:table-cell office:value-type="float" office:value="10.683745432917">
                <text:p>10.683745432917</text:p>
              </table:table-cell>
              <table:table-cell office:value-type="float" office:value="12378">
                <text:p>12378</text:p>
              </table:table-cell>
              <table:table-cell office:value-type="float" office:value="10.7547261269995">
                <text:p>10.7547261269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62">
                <text:p>11762</text:p>
              </table:table-cell>
              <table:table-cell office:value-type="float" office:value="10.7090630845094">
                <text:p>10.7090630845094</text:p>
              </table:table-cell>
              <table:table-cell office:value-type="float" office:value="12242">
                <text:p>12242</text:p>
              </table:table-cell>
              <table:table-cell office:value-type="float" office:value="11.0356150955726">
                <text:p>11.03561509557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style:rotation-angle="90"/>
      <style:text-properties fo:font-size="20pt" style:font-size-asian="9pt" style:font-size-complex="9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scatter" chart:style-name="ch1">
        <chart:title svg:x="8.564cm" svg:y="0.477cm" chart:style-name="ch2">
          <text:p>Scatter plot of MTTD and delivered items</text:p>
        </chart:title>
        <chart:legend chart:legend-position="bottom" svg:x="2.41cm" svg:y="15.846cm" style:legend-expansion="custom" svg:width="26.017cm" svg:height="1.299cm" style:legend-expansion-aspect-ratio="20.0284834488068" chart:style-name="ch3"/>
        <chart:plot-area chart:style-name="ch4" table:cell-range-address="UNIFORM_vs_GRADIENT_TRANSPORTER_results.F2:UNIFORM_vs_GRADIENT_TRANSPORTER_results.H41 UNIFORM_vs_GRADIENT_TRANSPORTER_results.J2:UNIFORM_vs_GRADIENT_TRANSPORTER_results.J41 UNIFORM_vs_GRADIENT_TRANSPORTER_results.L2:UNIFORM_vs_GRADIENT_TRANSPORTER_results.L41" chart:data-source-has-labels="row" svg:x="2.189cm" svg:y="1.718cm" svg:width="27.916cm" svg:height="13.205cm">
          <chart:coordinate-region svg:x="3.154cm" svg:y="1.945cm" svg:width="26.235cm" svg:height="12.278cm"/>
          <chart:axis chart:dimension="x" chart:name="primary-x" chart:style-name="ch5">
            <chart:title svg:x="12.601cm" svg:y="14.767cm" chart:style-name="ch6">
              <text:p>amt. of delivered items</text:p>
            </chart:title>
            <chart:grid chart:style-name="ch7" chart:class="major"/>
          </chart:axis>
          <chart:axis chart:dimension="y" chart:name="primary-y" chart:style-name="ch8">
            <chart:title svg:x="0.407cm" svg:y="10.82cm" chart:style-name="ch9">
              <text:p>MTTD (in cycles)</text:p>
            </chart:title>
            <chart:grid chart:style-name="ch7" chart:class="major"/>
          </chart:axis>
          <chart:series chart:style-name="ch10" chart:values-cell-range-address="UNIFORM_vs_GRADIENT_TRANSPORTER_results.H2:UNIFORM_vs_GRADIENT_TRANSPORTER_results.H41" loext:label-string="&quot;Model-based agents&quot;" chart:class="chart:scatter">
            <chart:domain table:cell-range-address="UNIFORM_vs_GRADIENT_TRANSPORTER_results.G2:UNIFORM_vs_GRADIENT_TRANSPORTER_results.G41"/>
            <chart:data-point chart:repeated="40"/>
          </chart:series>
          <chart:series chart:style-name="ch11" chart:values-cell-range-address="UNIFORM_vs_GRADIENT_TRANSPORTER_results.F2:UNIFORM_vs_GRADIENT_TRANSPORTER_results.F41" loext:label-string="&quot;Random&quot;" chart:class="chart:scatter">
            <chart:domain table:cell-range-address="UNIFORM_vs_GRADIENT_TRANSPORTER_results.E2:UNIFORM_vs_GRADIENT_TRANSPORTER_results.E41"/>
            <chart:data-point chart:repeated="40"/>
          </chart:series>
          <chart:series chart:style-name="ch12" chart:values-cell-range-address="UNIFORM_vs_GRADIENT_TRANSPORTER_results.J2:UNIFORM_vs_GRADIENT_TRANSPORTER_results.J41" loext:label-string="&quot;SRA&quot;" chart:class="chart:scatter">
            <chart:domain table:cell-range-address="UNIFORM_vs_GRADIENT_TRANSPORTER_results.I2:UNIFORM_vs_GRADIENT_TRANSPORTER_results.I41"/>
            <chart:data-point chart:repeated="16"/>
            <chart:data-point chart:style-name="ch13"/>
            <chart:data-point chart:repeated="15"/>
            <chart:data-point chart:style-name="ch13"/>
            <chart:data-point chart:repeated="7"/>
          </chart:series>
          <chart:series chart:style-name="ch14" chart:values-cell-range-address="UNIFORM_vs_GRADIENT_TRANSPORTER_results.L2:UNIFORM_vs_GRADIENT_TRANSPORTER_results.L41" loext:label-string="&quot;Global shared knowledge&quot;" chart:class="chart:scatter">
            <chart:domain table:cell-range-address="UNIFORM_vs_GRADIENT_TRANSPORTER_results.K2:UNIFORM_vs_GRADIENT_TRANSPORTER_results.K41"/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Model-based agents</text:p>
              </table:table-cell>
              <table:table-cell office:value-type="string">
                <text:p>Spalte E</text:p>
              </table:table-cell>
              <table:table-cell office:value-type="string">
                <text:p>Random</text:p>
              </table:table-cell>
              <table:table-cell office:value-type="string">
                <text:p>Spalte I</text:p>
              </table:table-cell>
              <table:table-cell office:value-type="string">
                <text:p>SRA</text:p>
              </table:table-cell>
              <table:table-cell office:value-type="string">
                <text:p>Spalte K</text:p>
              </table:table-cell>
              <table:table-cell office:value-type="string">
                <text:p>Global shared knowled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49">
                <text:p>11949</text:p>
                <draw:g>
                  <svg:desc>UNIFORM_vs_GRADIENT_TRANSPORTER_results.G2:UNIFORM_vs_GRADIENT_TRANSPORTER_results.G41</svg:desc>
                </draw:g>
              </table:table-cell>
              <table:table-cell office:value-type="float" office:value="10.6110971629425">
                <text:p>10.6110971629425</text:p>
                <draw:g>
                  <svg:desc>UNIFORM_vs_GRADIENT_TRANSPORTER_results.H2:UNIFORM_vs_GRADIENT_TRANSPORTER_results.H41</svg:desc>
                </draw:g>
              </table:table-cell>
              <table:table-cell office:value-type="float" office:value="373">
                <text:p>373</text:p>
                <draw:g>
                  <svg:desc>UNIFORM_vs_GRADIENT_TRANSPORTER_results.E2:UNIFORM_vs_GRADIENT_TRANSPORTER_results.E41</svg:desc>
                </draw:g>
              </table:table-cell>
              <table:table-cell office:value-type="float" office:value="528.41018766756">
                <text:p>528.41018766756</text:p>
                <draw:g>
                  <svg:desc>UNIFORM_vs_GRADIENT_TRANSPORTER_results.F2:UNIFORM_vs_GRADIENT_TRANSPORTER_results.F41</svg:desc>
                </draw:g>
              </table:table-cell>
              <table:table-cell office:value-type="float" office:value="11599">
                <text:p>11599</text:p>
                <draw:g>
                  <svg:desc>UNIFORM_vs_GRADIENT_TRANSPORTER_results.I2:UNIFORM_vs_GRADIENT_TRANSPORTER_results.I41</svg:desc>
                </draw:g>
              </table:table-cell>
              <table:table-cell office:value-type="float" office:value="11.6367790326752">
                <text:p>11.6367790326752</text:p>
                <draw:g>
                  <svg:desc>UNIFORM_vs_GRADIENT_TRANSPORTER_results.J2:UNIFORM_vs_GRADIENT_TRANSPORTER_results.J41</svg:desc>
                </draw:g>
              </table:table-cell>
              <table:table-cell office:value-type="float" office:value="13197">
                <text:p>13197</text:p>
                <draw:g>
                  <svg:desc>UNIFORM_vs_GRADIENT_TRANSPORTER_results.K2:UNIFORM_vs_GRADIENT_TRANSPORTER_results.K41</svg:desc>
                </draw:g>
              </table:table-cell>
              <table:table-cell office:value-type="float" office:value="8.83859968174585">
                <text:p>8.83859968174585</text:p>
                <draw:g>
                  <svg:desc>UNIFORM_vs_GRADIENT_TRANSPORTER_results.L2:UNIFORM_vs_GRADIENT_TRANSPORTER_results.L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03">
                <text:p>11803</text:p>
              </table:table-cell>
              <table:table-cell office:value-type="float" office:value="10.6845717190545">
                <text:p>10.6845717190545</text:p>
              </table:table-cell>
              <table:table-cell office:value-type="float" office:value="358">
                <text:p>358</text:p>
              </table:table-cell>
              <table:table-cell office:value-type="float" office:value="543.31843575419">
                <text:p>543.31843575419</text:p>
              </table:table-cell>
              <table:table-cell office:value-type="float" office:value="12214">
                <text:p>12214</text:p>
              </table:table-cell>
              <table:table-cell office:value-type="float" office:value="10.9600458490257">
                <text:p>10.9600458490257</text:p>
              </table:table-cell>
              <table:table-cell office:value-type="float" office:value="13069">
                <text:p>13069</text:p>
              </table:table-cell>
              <table:table-cell office:value-type="float" office:value="8.76119060371872">
                <text:p>8.76119060371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89">
                <text:p>11089</text:p>
              </table:table-cell>
              <table:table-cell office:value-type="float" office:value="11.8977364956263">
                <text:p>11.8977364956263</text:p>
              </table:table-cell>
              <table:table-cell office:value-type="float" office:value="346">
                <text:p>346</text:p>
              </table:table-cell>
              <table:table-cell office:value-type="float" office:value="559.407514450867">
                <text:p>559.407514450867</text:p>
              </table:table-cell>
              <table:table-cell office:value-type="float" office:value="12063">
                <text:p>12063</text:p>
              </table:table-cell>
              <table:table-cell office:value-type="float" office:value="11.0259471110006">
                <text:p>11.0259471110006</text:p>
              </table:table-cell>
              <table:table-cell office:value-type="float" office:value="13327">
                <text:p>13327</text:p>
              </table:table-cell>
              <table:table-cell office:value-type="float" office:value="8.79837923013431">
                <text:p>8.79837923013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81">
                <text:p>10881</text:p>
              </table:table-cell>
              <table:table-cell office:value-type="float" office:value="12.0962227736421">
                <text:p>12.0962227736421</text:p>
              </table:table-cell>
              <table:table-cell office:value-type="float" office:value="326">
                <text:p>326</text:p>
              </table:table-cell>
              <table:table-cell office:value-type="float" office:value="602.883435582822">
                <text:p>602.883435582822</text:p>
              </table:table-cell>
              <table:table-cell office:value-type="float" office:value="12114">
                <text:p>12114</text:p>
              </table:table-cell>
              <table:table-cell office:value-type="float" office:value="11.2218920257553">
                <text:p>11.2218920257553</text:p>
              </table:table-cell>
              <table:table-cell office:value-type="float" office:value="12822">
                <text:p>12822</text:p>
              </table:table-cell>
              <table:table-cell office:value-type="float" office:value="8.94142879425987">
                <text:p>8.94142879425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41">
                <text:p>11441</text:p>
              </table:table-cell>
              <table:table-cell office:value-type="float" office:value="11.4553797744952">
                <text:p>11.4553797744952</text:p>
              </table:table-cell>
              <table:table-cell office:value-type="float" office:value="352">
                <text:p>352</text:p>
              </table:table-cell>
              <table:table-cell office:value-type="float" office:value="539.588068181818">
                <text:p>539.588068181818</text:p>
              </table:table-cell>
              <table:table-cell office:value-type="float" office:value="11958">
                <text:p>11958</text:p>
              </table:table-cell>
              <table:table-cell office:value-type="float" office:value="11.2420973406924">
                <text:p>11.2420973406924</text:p>
              </table:table-cell>
              <table:table-cell office:value-type="float" office:value="13170">
                <text:p>13170</text:p>
              </table:table-cell>
              <table:table-cell office:value-type="float" office:value="8.80918754745634">
                <text:p>8.80918754745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86">
                <text:p>11186</text:p>
              </table:table-cell>
              <table:table-cell office:value-type="float" office:value="11.2230466654747">
                <text:p>11.2230466654747</text:p>
              </table:table-cell>
              <table:table-cell office:value-type="float" office:value="344">
                <text:p>344</text:p>
              </table:table-cell>
              <table:table-cell office:value-type="float" office:value="568.244186046512">
                <text:p>568.244186046512</text:p>
              </table:table-cell>
              <table:table-cell office:value-type="float" office:value="12340">
                <text:p>12340</text:p>
              </table:table-cell>
              <table:table-cell office:value-type="float" office:value="11.0327390599676">
                <text:p>11.0327390599676</text:p>
              </table:table-cell>
              <table:table-cell office:value-type="float" office:value="13080">
                <text:p>13080</text:p>
              </table:table-cell>
              <table:table-cell office:value-type="float" office:value="8.8888379204893">
                <text:p>8.8888379204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04">
                <text:p>11704</text:p>
              </table:table-cell>
              <table:table-cell office:value-type="float" office:value="10.9852187286398">
                <text:p>10.9852187286398</text:p>
              </table:table-cell>
              <table:table-cell office:value-type="float" office:value="346">
                <text:p>346</text:p>
              </table:table-cell>
              <table:table-cell office:value-type="float" office:value="562.42774566474">
                <text:p>562.42774566474</text:p>
              </table:table-cell>
              <table:table-cell office:value-type="float" office:value="12091">
                <text:p>12091</text:p>
              </table:table-cell>
              <table:table-cell office:value-type="float" office:value="11.1197584980564">
                <text:p>11.1197584980564</text:p>
              </table:table-cell>
              <table:table-cell office:value-type="float" office:value="13049">
                <text:p>13049</text:p>
              </table:table-cell>
              <table:table-cell office:value-type="float" office:value="8.96076327687945">
                <text:p>8.96076327687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03">
                <text:p>11603</text:p>
              </table:table-cell>
              <table:table-cell office:value-type="float" office:value="11.1696113074205">
                <text:p>11.1696113074205</text:p>
              </table:table-cell>
              <table:table-cell office:value-type="float" office:value="335">
                <text:p>335</text:p>
              </table:table-cell>
              <table:table-cell office:value-type="float" office:value="589.50447761194">
                <text:p>589.50447761194</text:p>
              </table:table-cell>
              <table:table-cell office:value-type="float" office:value="11901">
                <text:p>11901</text:p>
              </table:table-cell>
              <table:table-cell office:value-type="float" office:value="11.203092177128">
                <text:p>11.203092177128</text:p>
              </table:table-cell>
              <table:table-cell office:value-type="float" office:value="13078">
                <text:p>13078</text:p>
              </table:table-cell>
              <table:table-cell office:value-type="float" office:value="8.90029056430647">
                <text:p>8.90029056430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78">
                <text:p>11578</text:p>
              </table:table-cell>
              <table:table-cell office:value-type="float" office:value="11.1289514596649">
                <text:p>11.1289514596649</text:p>
              </table:table-cell>
              <table:table-cell office:value-type="float" office:value="298">
                <text:p>298</text:p>
              </table:table-cell>
              <table:table-cell office:value-type="float" office:value="660.953020134228">
                <text:p>660.953020134228</text:p>
              </table:table-cell>
              <table:table-cell office:value-type="float" office:value="11700">
                <text:p>11700</text:p>
              </table:table-cell>
              <table:table-cell office:value-type="float" office:value="11.387264957265">
                <text:p>11.387264957265</text:p>
              </table:table-cell>
              <table:table-cell office:value-type="float" office:value="13167">
                <text:p>13167</text:p>
              </table:table-cell>
              <table:table-cell office:value-type="float" office:value="8.91190096453254">
                <text:p>8.91190096453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59">
                <text:p>11559</text:p>
              </table:table-cell>
              <table:table-cell office:value-type="float" office:value="11.1091789947227">
                <text:p>11.1091789947227</text:p>
              </table:table-cell>
              <table:table-cell office:value-type="float" office:value="338">
                <text:p>338</text:p>
              </table:table-cell>
              <table:table-cell office:value-type="float" office:value="580.603550295858">
                <text:p>580.603550295858</text:p>
              </table:table-cell>
              <table:table-cell office:value-type="float" office:value="12082">
                <text:p>12082</text:p>
              </table:table-cell>
              <table:table-cell office:value-type="float" office:value="11.0916239033273">
                <text:p>11.0916239033273</text:p>
              </table:table-cell>
              <table:table-cell office:value-type="float" office:value="13272">
                <text:p>13272</text:p>
              </table:table-cell>
              <table:table-cell office:value-type="float" office:value="8.77019288728149">
                <text:p>8.77019288728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02">
                <text:p>11502</text:p>
              </table:table-cell>
              <table:table-cell office:value-type="float" office:value="11.0755520778995">
                <text:p>11.0755520778995</text:p>
              </table:table-cell>
              <table:table-cell office:value-type="float" office:value="297">
                <text:p>297</text:p>
              </table:table-cell>
              <table:table-cell office:value-type="float" office:value="659.89898989899">
                <text:p>659.89898989899</text:p>
              </table:table-cell>
              <table:table-cell office:value-type="float" office:value="11952">
                <text:p>11952</text:p>
              </table:table-cell>
              <table:table-cell office:value-type="float" office:value="11.1245816599732">
                <text:p>11.1245816599732</text:p>
              </table:table-cell>
              <table:table-cell office:value-type="float" office:value="13222">
                <text:p>13222</text:p>
              </table:table-cell>
              <table:table-cell office:value-type="float" office:value="8.76055059748903">
                <text:p>8.76055059748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09">
                <text:p>11609</text:p>
              </table:table-cell>
              <table:table-cell office:value-type="float" office:value="11.0992333534327">
                <text:p>11.0992333534327</text:p>
              </table:table-cell>
              <table:table-cell office:value-type="float" office:value="357">
                <text:p>357</text:p>
              </table:table-cell>
              <table:table-cell office:value-type="float" office:value="549.652661064426">
                <text:p>549.652661064426</text:p>
              </table:table-cell>
              <table:table-cell office:value-type="float" office:value="11916">
                <text:p>11916</text:p>
              </table:table-cell>
              <table:table-cell office:value-type="float" office:value="11.1329305135952">
                <text:p>11.1329305135952</text:p>
              </table:table-cell>
              <table:table-cell office:value-type="float" office:value="12785">
                <text:p>12785</text:p>
              </table:table-cell>
              <table:table-cell office:value-type="float" office:value="9.08947985921001">
                <text:p>9.08947985921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71">
                <text:p>11871</text:p>
              </table:table-cell>
              <table:table-cell office:value-type="float" office:value="10.6117429028725">
                <text:p>10.6117429028725</text:p>
              </table:table-cell>
              <table:table-cell office:value-type="float" office:value="330">
                <text:p>330</text:p>
              </table:table-cell>
              <table:table-cell office:value-type="float" office:value="594.927272727273">
                <text:p>594.927272727273</text:p>
              </table:table-cell>
              <table:table-cell office:value-type="float" office:value="12072">
                <text:p>12072</text:p>
              </table:table-cell>
              <table:table-cell office:value-type="float" office:value="11.0139993373095">
                <text:p>11.0139993373095</text:p>
              </table:table-cell>
              <table:table-cell office:value-type="float" office:value="13075">
                <text:p>13075</text:p>
              </table:table-cell>
              <table:table-cell office:value-type="float" office:value="8.82302103250478">
                <text:p>8.82302103250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66">
                <text:p>11166</text:p>
              </table:table-cell>
              <table:table-cell office:value-type="float" office:value="11.7144008597528">
                <text:p>11.7144008597528</text:p>
              </table:table-cell>
              <table:table-cell office:value-type="float" office:value="336">
                <text:p>336</text:p>
              </table:table-cell>
              <table:table-cell office:value-type="float" office:value="575.145833333333">
                <text:p>575.145833333333</text:p>
              </table:table-cell>
              <table:table-cell office:value-type="float" office:value="11747">
                <text:p>11747</text:p>
              </table:table-cell>
              <table:table-cell office:value-type="float" office:value="11.2277177151613">
                <text:p>11.2277177151613</text:p>
              </table:table-cell>
              <table:table-cell office:value-type="float" office:value="13082">
                <text:p>13082</text:p>
              </table:table-cell>
              <table:table-cell office:value-type="float" office:value="8.84627732762575">
                <text:p>8.84627732762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66">
                <text:p>11466</text:p>
              </table:table-cell>
              <table:table-cell office:value-type="float" office:value="11.4441828013257">
                <text:p>11.4441828013257</text:p>
              </table:table-cell>
              <table:table-cell office:value-type="float" office:value="370">
                <text:p>370</text:p>
              </table:table-cell>
              <table:table-cell office:value-type="float" office:value="524.435135135135">
                <text:p>524.435135135135</text:p>
              </table:table-cell>
              <table:table-cell office:value-type="float" office:value="11797">
                <text:p>11797</text:p>
              </table:table-cell>
              <table:table-cell office:value-type="float" office:value="11.275324234975">
                <text:p>11.275324234975</text:p>
              </table:table-cell>
              <table:table-cell office:value-type="float" office:value="12822">
                <text:p>12822</text:p>
              </table:table-cell>
              <table:table-cell office:value-type="float" office:value="9.04702854468882">
                <text:p>9.04702854468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71">
                <text:p>11771</text:p>
              </table:table-cell>
              <table:table-cell office:value-type="float" office:value="11.0381445926429">
                <text:p>11.0381445926429</text:p>
              </table:table-cell>
              <table:table-cell office:value-type="float" office:value="334">
                <text:p>334</text:p>
              </table:table-cell>
              <table:table-cell office:value-type="float" office:value="588.904191616766">
                <text:p>588.904191616766</text:p>
              </table:table-cell>
              <table:table-cell office:value-type="float" office:value="11713">
                <text:p>11713</text:p>
              </table:table-cell>
              <table:table-cell office:value-type="float" office:value="11.6115427302997">
                <text:p>11.6115427302997</text:p>
              </table:table-cell>
              <table:table-cell office:value-type="float" office:value="12793">
                <text:p>12793</text:p>
              </table:table-cell>
              <table:table-cell office:value-type="float" office:value="9.05057453294771">
                <text:p>9.05057453294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84">
                <text:p>11484</text:p>
              </table:table-cell>
              <table:table-cell office:value-type="float" office:value="11.2975444096134">
                <text:p>11.2975444096134</text:p>
              </table:table-cell>
              <table:table-cell office:value-type="float" office:value="342">
                <text:p>342</text:p>
              </table:table-cell>
              <table:table-cell office:value-type="float" office:value="573.269005847953">
                <text:p>573.269005847953</text:p>
              </table:table-cell>
              <table:table-cell office:value-type="float" office:value="11983">
                <text:p>11983</text:p>
              </table:table-cell>
              <table:table-cell office:value-type="float" office:value="11.2398397730118">
                <text:p>11.2398397730118</text:p>
              </table:table-cell>
              <table:table-cell office:value-type="float" office:value="12912">
                <text:p>12912</text:p>
              </table:table-cell>
              <table:table-cell office:value-type="float" office:value="8.97552664188352">
                <text:p>8.97552664188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36">
                <text:p>11736</text:p>
              </table:table-cell>
              <table:table-cell office:value-type="float" office:value="11.1529481935924">
                <text:p>11.1529481935924</text:p>
              </table:table-cell>
              <table:table-cell office:value-type="float" office:value="298">
                <text:p>298</text:p>
              </table:table-cell>
              <table:table-cell office:value-type="float" office:value="653.61744966443">
                <text:p>653.61744966443</text:p>
              </table:table-cell>
              <table:table-cell office:value-type="float" office:value="11774">
                <text:p>11774</text:p>
              </table:table-cell>
              <table:table-cell office:value-type="float" office:value="11.3246984881943">
                <text:p>11.3246984881943</text:p>
              </table:table-cell>
              <table:table-cell office:value-type="float" office:value="13098">
                <text:p>13098</text:p>
              </table:table-cell>
              <table:table-cell office:value-type="float" office:value="8.78179874790044">
                <text:p>8.781798747900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673">
                <text:p>11673</text:p>
              </table:table-cell>
              <table:table-cell office:value-type="float" office:value="11.1236186070419">
                <text:p>11.1236186070419</text:p>
              </table:table-cell>
              <table:table-cell office:value-type="float" office:value="358">
                <text:p>358</text:p>
              </table:table-cell>
              <table:table-cell office:value-type="float" office:value="559.991620111732">
                <text:p>559.991620111732</text:p>
              </table:table-cell>
              <table:table-cell office:value-type="float" office:value="11659">
                <text:p>11659</text:p>
              </table:table-cell>
              <table:table-cell office:value-type="float" office:value="11.3635817823141">
                <text:p>11.3635817823141</text:p>
              </table:table-cell>
              <table:table-cell office:value-type="float" office:value="13226">
                <text:p>13226</text:p>
              </table:table-cell>
              <table:table-cell office:value-type="float" office:value="8.68440949644639">
                <text:p>8.68440949644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51">
                <text:p>10951</text:p>
              </table:table-cell>
              <table:table-cell office:value-type="float" office:value="12.2739475846955">
                <text:p>12.2739475846955</text:p>
              </table:table-cell>
              <table:table-cell office:value-type="float" office:value="335">
                <text:p>335</text:p>
              </table:table-cell>
              <table:table-cell office:value-type="float" office:value="567.370149253731">
                <text:p>567.370149253731</text:p>
              </table:table-cell>
              <table:table-cell office:value-type="float" office:value="12051">
                <text:p>12051</text:p>
              </table:table-cell>
              <table:table-cell office:value-type="float" office:value="10.8442452908472">
                <text:p>10.8442452908472</text:p>
              </table:table-cell>
              <table:table-cell office:value-type="float" office:value="13036">
                <text:p>13036</text:p>
              </table:table-cell>
              <table:table-cell office:value-type="float" office:value="8.79410862227677">
                <text:p>8.79410862227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85">
                <text:p>11285</text:p>
              </table:table-cell>
              <table:table-cell office:value-type="float" office:value="11.2657509968985">
                <text:p>11.2657509968985</text:p>
              </table:table-cell>
              <table:table-cell office:value-type="float" office:value="329">
                <text:p>329</text:p>
              </table:table-cell>
              <table:table-cell office:value-type="float" office:value="595.334346504559">
                <text:p>595.334346504559</text:p>
              </table:table-cell>
              <table:table-cell office:value-type="float" office:value="12067">
                <text:p>12067</text:p>
              </table:table-cell>
              <table:table-cell office:value-type="float" office:value="11.0217121074003">
                <text:p>11.0217121074003</text:p>
              </table:table-cell>
              <table:table-cell office:value-type="float" office:value="13294">
                <text:p>13294</text:p>
              </table:table-cell>
              <table:table-cell office:value-type="float" office:value="8.70520535579961">
                <text:p>8.70520535579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01">
                <text:p>10801</text:p>
              </table:table-cell>
              <table:table-cell office:value-type="float" office:value="12.3464494028331">
                <text:p>12.3464494028331</text:p>
              </table:table-cell>
              <table:table-cell office:value-type="float" office:value="328">
                <text:p>328</text:p>
              </table:table-cell>
              <table:table-cell office:value-type="float" office:value="595.344512195122">
                <text:p>595.344512195122</text:p>
              </table:table-cell>
              <table:table-cell office:value-type="float" office:value="12087">
                <text:p>12087</text:p>
              </table:table-cell>
              <table:table-cell office:value-type="float" office:value="11.0553487217672">
                <text:p>11.0553487217672</text:p>
              </table:table-cell>
              <table:table-cell office:value-type="float" office:value="12761">
                <text:p>12761</text:p>
              </table:table-cell>
              <table:table-cell office:value-type="float" office:value="8.79719457722749">
                <text:p>8.79719457722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20">
                <text:p>11520</text:p>
              </table:table-cell>
              <table:table-cell office:value-type="float" office:value="11.3072048611111">
                <text:p>11.3072048611111</text:p>
              </table:table-cell>
              <table:table-cell office:value-type="float" office:value="356">
                <text:p>356</text:p>
              </table:table-cell>
              <table:table-cell office:value-type="float" office:value="556.97191011236">
                <text:p>556.97191011236</text:p>
              </table:table-cell>
              <table:table-cell office:value-type="float" office:value="12199">
                <text:p>12199</text:p>
              </table:table-cell>
              <table:table-cell office:value-type="float" office:value="10.9422903516682">
                <text:p>10.9422903516682</text:p>
              </table:table-cell>
              <table:table-cell office:value-type="float" office:value="12892">
                <text:p>12892</text:p>
              </table:table-cell>
              <table:table-cell office:value-type="float" office:value="9.20439031957803">
                <text:p>9.20439031957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31">
                <text:p>11931</text:p>
              </table:table-cell>
              <table:table-cell office:value-type="float" office:value="10.4218422596597">
                <text:p>10.4218422596597</text:p>
              </table:table-cell>
              <table:table-cell office:value-type="float" office:value="315">
                <text:p>315</text:p>
              </table:table-cell>
              <table:table-cell office:value-type="float" office:value="621.536507936508">
                <text:p>621.536507936508</text:p>
              </table:table-cell>
              <table:table-cell office:value-type="float" office:value="12098">
                <text:p>12098</text:p>
              </table:table-cell>
              <table:table-cell office:value-type="float" office:value="11.1370474458588">
                <text:p>11.1370474458588</text:p>
              </table:table-cell>
              <table:table-cell office:value-type="float" office:value="12968">
                <text:p>12968</text:p>
              </table:table-cell>
              <table:table-cell office:value-type="float" office:value="8.85980876002468">
                <text:p>8.85980876002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35">
                <text:p>11735</text:p>
              </table:table-cell>
              <table:table-cell office:value-type="float" office:value="10.7506604175543">
                <text:p>10.7506604175543</text:p>
              </table:table-cell>
              <table:table-cell office:value-type="float" office:value="348">
                <text:p>348</text:p>
              </table:table-cell>
              <table:table-cell office:value-type="float" office:value="562.652298850575">
                <text:p>562.652298850575</text:p>
              </table:table-cell>
              <table:table-cell office:value-type="float" office:value="11950">
                <text:p>11950</text:p>
              </table:table-cell>
              <table:table-cell office:value-type="float" office:value="11.2539748953975">
                <text:p>11.2539748953975</text:p>
              </table:table-cell>
              <table:table-cell office:value-type="float" office:value="13109">
                <text:p>13109</text:p>
              </table:table-cell>
              <table:table-cell office:value-type="float" office:value="8.92425051491342">
                <text:p>8.92425051491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64">
                <text:p>11764</text:p>
              </table:table-cell>
              <table:table-cell office:value-type="float" office:value="10.8265895953757">
                <text:p>10.8265895953757</text:p>
              </table:table-cell>
              <table:table-cell office:value-type="float" office:value="318">
                <text:p>318</text:p>
              </table:table-cell>
              <table:table-cell office:value-type="float" office:value="618.352201257862">
                <text:p>618.352201257862</text:p>
              </table:table-cell>
              <table:table-cell office:value-type="float" office:value="11912">
                <text:p>11912</text:p>
              </table:table-cell>
              <table:table-cell office:value-type="float" office:value="11.1547179314976">
                <text:p>11.1547179314976</text:p>
              </table:table-cell>
              <table:table-cell office:value-type="float" office:value="13276">
                <text:p>13276</text:p>
              </table:table-cell>
              <table:table-cell office:value-type="float" office:value="8.68190720096415">
                <text:p>8.68190720096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53">
                <text:p>11853</text:p>
              </table:table-cell>
              <table:table-cell office:value-type="float" office:value="10.8638319412807">
                <text:p>10.8638319412807</text:p>
              </table:table-cell>
              <table:table-cell office:value-type="float" office:value="371">
                <text:p>371</text:p>
              </table:table-cell>
              <table:table-cell office:value-type="float" office:value="538.673854447439">
                <text:p>538.673854447439</text:p>
              </table:table-cell>
              <table:table-cell office:value-type="float" office:value="12063">
                <text:p>12063</text:p>
              </table:table-cell>
              <table:table-cell office:value-type="float" office:value="11.2074110917682">
                <text:p>11.2074110917682</text:p>
              </table:table-cell>
              <table:table-cell office:value-type="float" office:value="12908">
                <text:p>12908</text:p>
              </table:table-cell>
              <table:table-cell office:value-type="float" office:value="8.94925627517818">
                <text:p>8.94925627517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10">
                <text:p>11510</text:p>
              </table:table-cell>
              <table:table-cell office:value-type="float" office:value="11.4495221546481">
                <text:p>11.4495221546481</text:p>
              </table:table-cell>
              <table:table-cell office:value-type="float" office:value="342">
                <text:p>342</text:p>
              </table:table-cell>
              <table:table-cell office:value-type="float" office:value="573.865497076023">
                <text:p>573.865497076023</text:p>
              </table:table-cell>
              <table:table-cell office:value-type="float" office:value="11776">
                <text:p>11776</text:p>
              </table:table-cell>
              <table:table-cell office:value-type="float" office:value="11.1187160326087">
                <text:p>11.1187160326087</text:p>
              </table:table-cell>
              <table:table-cell office:value-type="float" office:value="13120">
                <text:p>13120</text:p>
              </table:table-cell>
              <table:table-cell office:value-type="float" office:value="8.74001524390244">
                <text:p>8.74001524390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94">
                <text:p>11394</text:p>
              </table:table-cell>
              <table:table-cell office:value-type="float" office:value="11.4687554853432">
                <text:p>11.4687554853432</text:p>
              </table:table-cell>
              <table:table-cell office:value-type="float" office:value="357">
                <text:p>357</text:p>
              </table:table-cell>
              <table:table-cell office:value-type="float" office:value="555.21568627451">
                <text:p>555.21568627451</text:p>
              </table:table-cell>
              <table:table-cell office:value-type="float" office:value="12180">
                <text:p>12180</text:p>
              </table:table-cell>
              <table:table-cell office:value-type="float" office:value="11.1194581280788">
                <text:p>11.1194581280788</text:p>
              </table:table-cell>
              <table:table-cell office:value-type="float" office:value="13287">
                <text:p>13287</text:p>
              </table:table-cell>
              <table:table-cell office:value-type="float" office:value="8.96583126364115">
                <text:p>8.96583126364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23">
                <text:p>11623</text:p>
              </table:table-cell>
              <table:table-cell office:value-type="float" office:value="11.1054805127764">
                <text:p>11.1054805127764</text:p>
              </table:table-cell>
              <table:table-cell office:value-type="float" office:value="355">
                <text:p>355</text:p>
              </table:table-cell>
              <table:table-cell office:value-type="float" office:value="561.574647887324">
                <text:p>561.574647887324</text:p>
              </table:table-cell>
              <table:table-cell office:value-type="float" office:value="11917">
                <text:p>11917</text:p>
              </table:table-cell>
              <table:table-cell office:value-type="float" office:value="11.1173114038768">
                <text:p>11.1173114038768</text:p>
              </table:table-cell>
              <table:table-cell office:value-type="float" office:value="12931">
                <text:p>12931</text:p>
              </table:table-cell>
              <table:table-cell office:value-type="float" office:value="8.94331451550537">
                <text:p>8.943314515505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91">
                <text:p>11091</text:p>
              </table:table-cell>
              <table:table-cell office:value-type="float" office:value="11.8746731584167">
                <text:p>11.8746731584167</text:p>
              </table:table-cell>
              <table:table-cell office:value-type="float" office:value="344">
                <text:p>344</text:p>
              </table:table-cell>
              <table:table-cell office:value-type="float" office:value="582.834302325581">
                <text:p>582.834302325581</text:p>
              </table:table-cell>
              <table:table-cell office:value-type="float" office:value="11699">
                <text:p>11699</text:p>
              </table:table-cell>
              <table:table-cell office:value-type="float" office:value="11.5249166595436">
                <text:p>11.5249166595436</text:p>
              </table:table-cell>
              <table:table-cell office:value-type="float" office:value="12828">
                <text:p>12828</text:p>
              </table:table-cell>
              <table:table-cell office:value-type="float" office:value="9.18631119426255">
                <text:p>9.18631119426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74">
                <text:p>10974</text:p>
              </table:table-cell>
              <table:table-cell office:value-type="float" office:value="12.3131036996537">
                <text:p>12.3131036996537</text:p>
              </table:table-cell>
              <table:table-cell office:value-type="float" office:value="392">
                <text:p>392</text:p>
              </table:table-cell>
              <table:table-cell office:value-type="float" office:value="515.658163265306">
                <text:p>515.658163265306</text:p>
              </table:table-cell>
              <table:table-cell office:value-type="float" office:value="12121">
                <text:p>12121</text:p>
              </table:table-cell>
              <table:table-cell office:value-type="float" office:value="11.0109726920221">
                <text:p>11.0109726920221</text:p>
              </table:table-cell>
              <table:table-cell office:value-type="float" office:value="12785">
                <text:p>12785</text:p>
              </table:table-cell>
              <table:table-cell office:value-type="float" office:value="9.03816973015252">
                <text:p>9.03816973015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77">
                <text:p>11677</text:p>
              </table:table-cell>
              <table:table-cell office:value-type="float" office:value="10.7979789329451">
                <text:p>10.7979789329451</text:p>
              </table:table-cell>
              <table:table-cell office:value-type="float" office:value="343">
                <text:p>343</text:p>
              </table:table-cell>
              <table:table-cell office:value-type="float" office:value="584.30612244898">
                <text:p>584.30612244898</text:p>
              </table:table-cell>
              <table:table-cell office:value-type="float" office:value="11980">
                <text:p>11980</text:p>
              </table:table-cell>
              <table:table-cell office:value-type="float" office:value="11.340734557596">
                <text:p>11.340734557596</text:p>
              </table:table-cell>
              <table:table-cell office:value-type="float" office:value="13231">
                <text:p>13231</text:p>
              </table:table-cell>
              <table:table-cell office:value-type="float" office:value="8.87604867356965">
                <text:p>8.876048673569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16">
                <text:p>11216</text:p>
              </table:table-cell>
              <table:table-cell office:value-type="float" office:value="11.7150499286733">
                <text:p>11.7150499286733</text:p>
              </table:table-cell>
              <table:table-cell office:value-type="float" office:value="363">
                <text:p>363</text:p>
              </table:table-cell>
              <table:table-cell office:value-type="float" office:value="546.052341597796">
                <text:p>546.052341597796</text:p>
              </table:table-cell>
              <table:table-cell office:value-type="float" office:value="12157">
                <text:p>12157</text:p>
              </table:table-cell>
              <table:table-cell office:value-type="float" office:value="11.0449946532862">
                <text:p>11.0449946532862</text:p>
              </table:table-cell>
              <table:table-cell office:value-type="float" office:value="13011">
                <text:p>13011</text:p>
              </table:table-cell>
              <table:table-cell office:value-type="float" office:value="8.79893935900392">
                <text:p>8.798939359003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779">
                <text:p>11779</text:p>
              </table:table-cell>
              <table:table-cell office:value-type="float" office:value="10.9273282961202">
                <text:p>10.9273282961202</text:p>
              </table:table-cell>
              <table:table-cell office:value-type="float" office:value="343">
                <text:p>343</text:p>
              </table:table-cell>
              <table:table-cell office:value-type="float" office:value="565.618075801749">
                <text:p>565.618075801749</text:p>
              </table:table-cell>
              <table:table-cell office:value-type="float" office:value="11852">
                <text:p>11852</text:p>
              </table:table-cell>
              <table:table-cell office:value-type="float" office:value="11.2626560917989">
                <text:p>11.2626560917989</text:p>
              </table:table-cell>
              <table:table-cell office:value-type="float" office:value="13210">
                <text:p>13210</text:p>
              </table:table-cell>
              <table:table-cell office:value-type="float" office:value="8.78728236184709">
                <text:p>8.787282361847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6">
                <text:p>11006</text:p>
              </table:table-cell>
              <table:table-cell office:value-type="float" office:value="11.8414501181174">
                <text:p>11.8414501181174</text:p>
              </table:table-cell>
              <table:table-cell office:value-type="float" office:value="330">
                <text:p>330</text:p>
              </table:table-cell>
              <table:table-cell office:value-type="float" office:value="600.945454545455">
                <text:p>600.945454545455</text:p>
              </table:table-cell>
              <table:table-cell office:value-type="float" office:value="11788">
                <text:p>11788</text:p>
              </table:table-cell>
              <table:table-cell office:value-type="float" office:value="11.387088564642">
                <text:p>11.387088564642</text:p>
              </table:table-cell>
              <table:table-cell office:value-type="float" office:value="13277">
                <text:p>13277</text:p>
              </table:table-cell>
              <table:table-cell office:value-type="float" office:value="8.84936356104542">
                <text:p>8.84936356104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81">
                <text:p>11381</text:p>
              </table:table-cell>
              <table:table-cell office:value-type="float" office:value="11.649767155786">
                <text:p>11.649767155786</text:p>
              </table:table-cell>
              <table:table-cell office:value-type="float" office:value="349">
                <text:p>349</text:p>
              </table:table-cell>
              <table:table-cell office:value-type="float" office:value="563.022922636103">
                <text:p>563.022922636103</text:p>
              </table:table-cell>
              <table:table-cell office:value-type="float" office:value="11862">
                <text:p>11862</text:p>
              </table:table-cell>
              <table:table-cell office:value-type="float" office:value="11.0440903726184">
                <text:p>11.0440903726184</text:p>
              </table:table-cell>
              <table:table-cell office:value-type="float" office:value="13060">
                <text:p>13060</text:p>
              </table:table-cell>
              <table:table-cell office:value-type="float" office:value="8.83882082695253">
                <text:p>8.838820826952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88">
                <text:p>11088</text:p>
              </table:table-cell>
              <table:table-cell office:value-type="float" office:value="11.8701298701299">
                <text:p>11.8701298701299</text:p>
              </table:table-cell>
              <table:table-cell office:value-type="float" office:value="365">
                <text:p>365</text:p>
              </table:table-cell>
              <table:table-cell office:value-type="float" office:value="528.279452054795">
                <text:p>528.279452054795</text:p>
              </table:table-cell>
              <table:table-cell office:value-type="float" office:value="11992">
                <text:p>11992</text:p>
              </table:table-cell>
              <table:table-cell office:value-type="float" office:value="11.0436124082722">
                <text:p>11.0436124082722</text:p>
              </table:table-cell>
              <table:table-cell office:value-type="float" office:value="13436">
                <text:p>13436</text:p>
              </table:table-cell>
              <table:table-cell office:value-type="float" office:value="8.66418576957428">
                <text:p>8.66418576957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69">
                <text:p>11769</text:p>
              </table:table-cell>
              <table:table-cell office:value-type="float" office:value="10.683745432917">
                <text:p>10.683745432917</text:p>
              </table:table-cell>
              <table:table-cell office:value-type="float" office:value="313">
                <text:p>313</text:p>
              </table:table-cell>
              <table:table-cell office:value-type="float" office:value="627.476038338658">
                <text:p>627.476038338658</text:p>
              </table:table-cell>
              <table:table-cell office:value-type="float" office:value="12378">
                <text:p>12378</text:p>
              </table:table-cell>
              <table:table-cell office:value-type="float" office:value="10.7547261269995">
                <text:p>10.7547261269995</text:p>
              </table:table-cell>
              <table:table-cell office:value-type="float" office:value="12874">
                <text:p>12874</text:p>
              </table:table-cell>
              <table:table-cell office:value-type="float" office:value="9.00823364921547">
                <text:p>9.008233649215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62">
                <text:p>11762</text:p>
              </table:table-cell>
              <table:table-cell office:value-type="float" office:value="10.7090630845094">
                <text:p>10.7090630845094</text:p>
              </table:table-cell>
              <table:table-cell office:value-type="float" office:value="372">
                <text:p>372</text:p>
              </table:table-cell>
              <table:table-cell office:value-type="float" office:value="532.454301075269">
                <text:p>532.454301075269</text:p>
              </table:table-cell>
              <table:table-cell office:value-type="float" office:value="12242">
                <text:p>12242</text:p>
              </table:table-cell>
              <table:table-cell office:value-type="float" office:value="11.0356150955726">
                <text:p>11.0356150955726</text:p>
              </table:table-cell>
              <table:table-cell office:value-type="float" office:value="13229">
                <text:p>13229</text:p>
              </table:table-cell>
              <table:table-cell office:value-type="float" office:value="8.85063118905435">
                <text:p>8.850631189054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